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DDDDD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fo:border="thin solid #000000" style:vertical-align="automatic" fo:wrap-option="wrap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9" style:family="table-cell" style:parent-style-name="Default" style:data-style-name="N3">
      <style:table-cell-properties fo:border="thin solid #000000" style:vertical-align="automatic" fo:wrap-option="wrap"/>
      <style:text-properties fo:font-size="11pt" style:font-size-asian="11pt" style:font-size-complex="11pt"/>
    </style:style>
    <style:style style:name="ce10" style:family="table-cell" style:parent-style-name="Default" style:data-style-name="N3">
      <style:table-cell-properties fo:border="thin solid #000000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="thin solid #000000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3">
      <style:table-cell-properties fo:border="thin solid #000000" style:vertical-align="automatic" fo:wrap-option="wrap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36">
      <style:table-cell-properties fo:border="thin solid #000000" style:vertical-align="automatic" fo:wrap-option="wrap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fo:border="thin solid #000000" style:vertical-align="automatic"/>
      <style:text-properties fo:font-size="11pt" style:font-size-asian="11pt" style:font-size-complex="11pt"/>
    </style:style>
    <style:style style:name="ce19" style:family="table-cell" style:parent-style-name="Default" style:data-style-name="N37">
      <style:table-cell-properties fo:border="thin solid #000000" style:vertical-align="automatic" fo:wrap-option="wrap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automatic" fo:wrap-option="wrap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fo:border="thin solid #000000" style:vertical-align="automatic" fo:background-color="#DDDDDD"/>
      <style:text-properties fo:font-size="11pt" style:font-size-asian="11pt" style:font-size-complex="11pt"/>
    </style:style>
    <style:style style:name="ce22" style:family="table-cell" style:parent-style-name="Default" style:data-style-name="N38">
      <style:table-cell-properties fo:border="thin solid #000000"/>
      <style:text-properties fo:font-size="11pt" style:font-size-asian="11pt" style:font-size-complex="11pt"/>
    </style:style>
    <style:style style:name="ce23" style:family="table-cell" style:parent-style-name="Default" style:data-style-name="N37">
      <style:table-cell-properties fo:border="thin solid #000000"/>
      <style:text-properties fo:font-size="11pt" style:font-size-asian="11pt" style:font-size-complex="11pt"/>
    </style:style>
    <style:style style:name="ce24" style:family="table-cell" style:parent-style-name="Default" style:data-style-name="N37">
      <style:table-cell-properties fo:border="thin solid #000000" style:vertical-align="automatic" fo:wrap-option="wrap"/>
      <style:text-properties fo:font-size="11pt" style:font-size-asian="11pt" style:font-size-complex="11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27" style:family="table-cell" style:parent-style-name="Default" style:data-style-name="N38">
      <style:text-properties fo:font-size="11pt" style:font-size-asian="11pt" style:font-size-complex="11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2.48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12.461875cm"/>
    </style:style>
    <style:style style:name="co6" style:family="table-column">
      <style:table-column-properties fo:break-before="auto" style:column-width="6.37645833333333cm"/>
    </style:style>
    <style:style style:name="ro1" style:family="table-row">
      <style:table-row-properties style:row-height="17.1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7.8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urnPlan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4" table:default-cell-style-name="ce1"/>
        <table:table-column table:style-name="co3" table:number-columns-repeated="16358" table:default-cell-style-name="ce1"/>
        <table:table-row table:style-name="ro1">
          <table:table-cell table:style-name="ce2"/>
          <table:table-cell office:value-type="string" table:style-name="ce3">
            <text:p>FPA 2025 Burn Plan</text:p>
          </table:table-cell>
          <table:table-cell table:number-columns-repeated="16" table:style-name="ce2"/>
          <table:table-cell table:number-columns-repeated="8" table:style-name="ce4"/>
          <table:table-cell table:number-columns-repeated="16358"/>
        </table:table-row>
        <table:table-row table:style-name="ro1">
          <table:table-cell table:number-columns-repeated="18" table:style-name="ce2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string" table:style-name="ce5">
            <text:p>Issue</text:p>
          </table:table-cell>
          <table:table-cell office:value-type="string" table:style-name="ce5">
            <text:p>Desc</text:p>
          </table:table-cell>
          <table:table-cell office:value-type="string" table:style-name="ce5">
            <text:p>Total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End</text:p>
          </table:table-cell>
          <table:table-cell office:value-type="string" table:style-name="ce5">
            <text:p>Jan</text:p>
          </table:table-cell>
          <table:table-cell office:value-type="string" table:style-name="ce5">
            <text:p>Feb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Apr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Jun</text:p>
          </table:table-cell>
          <table:table-cell office:value-type="string" table:style-name="ce5">
            <text:p>Jul</text:p>
          </table:table-cell>
          <table:table-cell office:value-type="string" table:style-name="ce5">
            <text:p>Aug</text:p>
          </table:table-cell>
          <table:table-cell office:value-type="string" table:style-name="ce5">
            <text:p>Sep</text:p>
          </table:table-cell>
          <table:table-cell office:value-type="string" table:style-name="ce5">
            <text:p>Oct</text:p>
          </table:table-cell>
          <table:table-cell office:value-type="string" table:style-name="ce5">
            <text:p>Nov</text:p>
          </table:table-cell>
          <table:table-cell office:value-type="string" table:style-name="ce5">
            <text:p>Dec</text:p>
          </table:table-cell>
          <table:table-cell table:style-name="ce6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112" table:style-name="ce7">
            <text:p>112</text:p>
          </table:table-cell>
          <table:table-cell office:value-type="string" table:style-name="ce8">
            <text:p>Payment to Kurt for improved infrastructure performance #112</text:p>
          </table:table-cell>
          <table:table-cell office:value-type="float" office:value="4800" table:style-name="ce9">
            <text:p>4,8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48" table:style-name="ce7">
            <text:p>248</text:p>
          </table:table-cell>
          <table:table-cell office:value-type="string" table:style-name="ce11">
            <text:p>Research Variant Parts #248 Hijma</text:p>
          </table:table-cell>
          <table:table-cell office:value-type="float" office:value="8000" table:style-name="ce9">
            <text:p>8,0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47" table:style-name="ce7">
            <text:p>247</text:p>
          </table:table-cell>
          <table:table-cell office:value-type="string" table:style-name="ce11">
            <text:p>Improve C++ API Documentation #247 Hijma</text:p>
          </table:table-cell>
          <table:table-cell office:value-type="float" office:value="8000" table:style-name="ce9">
            <text:p>8,0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86" table:style-name="ce7">
            <text:p>286</text:p>
          </table:table-cell>
          <table:table-cell office:value-type="string" table:style-name="ce8">
            <text:p>8000 EUR to Pieter Hijma for VarSet UX Improvement</text:p>
          </table:table-cell>
          <table:table-cell office:value-type="float" office:value="8000" table:style-name="ce9">
            <text:p>8,0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87" table:style-name="ce7">
            <text:p>287</text:p>
          </table:table-cell>
          <table:table-cell office:value-type="string" table:style-name="ce8">
            <text:p>1500 EUR Grant to kadet1090 for Unified Transparent Previews</text:p>
          </table:table-cell>
          <table:table-cell office:value-type="float" office:value="1500" table:style-name="ce9">
            <text:p>1,5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88" table:style-name="ce7">
            <text:p>288</text:p>
          </table:table-cell>
          <table:table-cell office:value-type="string" table:style-name="ce8">
            <text:p>1750 USD to Obelisk for icon design</text:p>
          </table:table-cell>
          <table:table-cell office:value-type="float" office:value="1750" table:style-name="ce9">
            <text:p>1,75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80" table:style-name="ce7">
            <text:p>280</text:p>
          </table:table-cell>
          <table:table-cell office:value-type="string" table:style-name="ce8">
            <text:p>3000 USD Grant to reqrefusion re documentation</text:p>
          </table:table-cell>
          <table:table-cell office:value-type="float" office:value="3000" table:style-name="ce9">
            <text:p>3,0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89" table:style-name="ce7">
            <text:p>289</text:p>
          </table:table-cell>
          <table:table-cell office:value-type="string" table:style-name="ce8">
            <text:p>6000 USD grant to Dr. Rajeevlochana G. Chittawadigi</text:p>
          </table:table-cell>
          <table:table-cell office:value-type="float" office:value="6000" table:style-name="ce9">
            <text:p>6,0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Other one time grants</text:p>
          </table:table-cell>
          <table:table-cell table:number-columns-repeated="16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number-columns-repeated="16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FOSDEM 2025 Facilities</text:p>
          </table:table-cell>
          <table:table-cell office:value-type="float" office:value="4500" table:style-name="ce9">
            <text:p>4,500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Mar</text:p>
          </table:table-cell>
          <table:table-cell office:value-type="float" office:value="1500" table:style-name="ce9">
            <text:p>1,500</text:p>
          </table:table-cell>
          <table:table-cell office:value-type="float" office:value="1500" table:style-name="ce9">
            <text:p>1,500</text:p>
          </table:table-cell>
          <table:table-cell office:value-type="float" office:value="1500" table:style-name="ce9">
            <text:p>1,500</text:p>
          </table:table-cell>
          <table:table-cell table:number-columns-repeated="10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FOSDEM 2025 Travel</text:p>
          </table:table-cell>
          <table:table-cell office:value-type="float" office:value="6000" table:style-name="ce9">
            <text:p>6,000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Mar</text:p>
          </table:table-cell>
          <table:table-cell office:value-type="float" office:value="2000" table:style-name="ce9">
            <text:p>2,000</text:p>
          </table:table-cell>
          <table:table-cell office:value-type="float" office:value="3000" table:style-name="ce9">
            <text:p>3,000</text:p>
          </table:table-cell>
          <table:table-cell office:value-type="float" office:value="1000" table:style-name="ce9">
            <text:p>1,000</text:p>
          </table:table-cell>
          <table:table-cell table:number-columns-repeated="10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11">
            <text:p>North American Meet Up (??)</text:p>
          </table:table-cell>
          <table:table-cell table:style-name="ce9"/>
          <table:table-cell office:value-type="string" table:style-name="ce9">
            <text:p>Jul</text:p>
          </table:table-cell>
          <table:table-cell office:value-type="string" table:style-name="ce9">
            <text:p>Sep</text:p>
          </table:table-cell>
          <table:table-cell table:number-columns-repeated="13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number-columns-repeated="16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100" table:style-name="ce7">
            <text:p>100</text:p>
          </table:table-cell>
          <table:table-cell office:value-type="string" table:style-name="ce8">
            <text:p>Payment to Adrian for maintenance and release support #100</text:p>
          </table:table-cell>
          <table:table-cell office:value-type="float" office:value="12000" table:style-name="ce9">
            <text:p>12,000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Dec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168" table:style-name="ce7">
            <text:p>168</text:p>
          </table:table-cell>
          <table:table-cell office:value-type="string" table:style-name="ce8">
            <text:p>Monthly payment to Max Wilfinger for Bug Triage Project #168</text:p>
          </table:table-cell>
          <table:table-cell office:value-type="float" office:value="12000" table:style-name="ce9">
            <text:p>12,000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Dec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17" table:style-name="ce7">
            <text:p>217</text:p>
          </table:table-cell>
          <table:table-cell office:value-type="string" table:style-name="ce8">
            <text:p>Blog coordination grant #217 (Alex Prokoudine)</text:p>
          </table:table-cell>
          <table:table-cell office:value-type="float" office:value="6125" table:style-name="ce9">
            <text:p>6,125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Dec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25" table:style-name="ce9">
            <text:p>525</text:p>
          </table:table-cell>
          <table:table-cell office:value-type="float" office:value="525" table:style-name="ce9">
            <text:p>525</text:p>
          </table:table-cell>
          <table:table-cell office:value-type="float" office:value="525" table:style-name="ce9">
            <text:p>525</text:p>
          </table:table-cell>
          <table:table-cell office:value-type="float" office:value="525" table:style-name="ce9">
            <text:p>525</text:p>
          </table:table-cell>
          <table:table-cell office:value-type="float" office:value="525" table:style-name="ce9">
            <text:p>525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113" table:style-name="ce7">
            <text:p>113</text:p>
          </table:table-cell>
          <table:table-cell office:value-type="string" table:style-name="ce8">
            <text:p>Payment to concretedog (Jo Hinchliffe) for blog content #113</text:p>
          </table:table-cell>
          <table:table-cell office:value-type="float" office:value="7200" table:style-name="ce9">
            <text:p>7,200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Dec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116" table:style-name="ce7">
            <text:p>116</text:p>
          </table:table-cell>
          <table:table-cell office:value-type="string" table:style-name="ce8">
            <text:p>Monthly Stipend for FPA Chair #116</text:p>
          </table:table-cell>
          <table:table-cell office:value-type="float" office:value="5000" table:style-name="ce9">
            <text:p>5,000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Dec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356" table:style-name="ce7">
            <text:p>356</text:p>
          </table:table-cell>
          <table:table-cell office:value-type="string" table:style-name="ce8">
            <text:p>Monthly payment to kkremitzki for Infrastructure management</text:p>
          </table:table-cell>
          <table:table-cell office:value-type="float" office:value="4000" table:style-name="ce9">
            <text:p>4,000</text:p>
          </table:table-cell>
          <table:table-cell table:number-columns-repeated="10" table:style-name="ce9"/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Add-on coordinator</text:p>
          </table:table-cell>
          <table:table-cell office:value-type="float" office:value="6000" table:style-name="ce9">
            <text:p>6,000</text:p>
          </table:table-cell>
          <table:table-cell table:number-columns-repeated="5" table:style-name="ce10"/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OpenCascade liaison</text:p>
          </table:table-cell>
          <table:table-cell office:value-type="float" office:value="6000" table:style-name="ce9">
            <text:p>6,000</text:p>
          </table:table-cell>
          <table:table-cell table:number-columns-repeated="5" table:style-name="ce10"/>
          <table:table-cell office:value-type="float" office:value="500" table:style-name="ce10">
            <text:p>500</text:p>
          </table:table-cell>
          <table:table-cell office:value-type="float" office:value="500" table:style-name="ce10">
            <text:p>500</text:p>
          </table:table-cell>
          <table:table-cell office:value-type="float" office:value="500" table:style-name="ce10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Translation coordinator</text:p>
          </table:table-cell>
          <table:table-cell office:value-type="float" office:value="5000" table:style-name="ce9">
            <text:p>5,000</text:p>
          </table:table-cell>
          <table:table-cell table:number-columns-repeated="11" table:style-name="ce10"/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number-columns-repeated="16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Ondsel Onward placeholder</text:p>
          </table:table-cell>
          <table:table-cell office:value-type="float" office:value="40000" table:style-name="ce9">
            <text:p>40,0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style-name="ce9"/>
          <table:table-cell table:number-columns-repeated="6" table:style-name="ce10"/>
          <table:table-cell table:style-name="ce9"/>
          <table:table-cell table:number-columns-repeated="4" table:style-name="ce10"/>
          <table:table-cell table:style-name="ce9"/>
          <table:table-cell table:number-columns-repeated="3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Grant program to be awarded in 2025</text:p>
          </table:table-cell>
          <table:table-cell office:value-type="float" office:value="80000" table:style-name="ce9">
            <text:p>80,000</text:p>
          </table:table-cell>
          <table:table-cell office:value-type="string" table:style-name="ce10">
            <text:p>Mar</text:p>
          </table:table-cell>
          <table:table-cell office:value-type="string" table:style-name="ce10">
            <text:p>Dec</text:p>
          </table:table-cell>
          <table:table-cell table:number-columns-repeated="2" table:style-name="ce10"/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style-name="ce9"/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13">
            <text:p>Total Operations</text:p>
          </table:table-cell>
          <table:table-cell office:value-type="float" office:value="234875" table:formula="of:=SUM([.C4:.C31])" table:style-name="ce14">
            <text:p>234,875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number-columns-repeated="16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To Reserves</text:p>
          </table:table-cell>
          <table:table-cell office:value-type="float" office:value="10000" table:style-name="ce9">
            <text:p>10,000</text:p>
          </table:table-cell>
          <table:table-cell table:number-columns-repeated="6" table:style-name="ce10"/>
          <table:table-cell office:value-type="float" office:value="5000" table:style-name="ce9">
            <text:p>5,000</text:p>
          </table:table-cell>
          <table:table-cell table:number-columns-repeated="4" table:style-name="ce10"/>
          <table:table-cell office:value-type="float" office:value="5000" table:style-name="ce9">
            <text:p>5,000</text:p>
          </table:table-cell>
          <table:table-cell table:number-columns-repeated="3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style-name="ce9"/>
          <table:table-cell table:number-columns-repeated="6" table:style-name="ce10"/>
          <table:table-cell table:style-name="ce9"/>
          <table:table-cell table:number-columns-repeated="4" table:style-name="ce10"/>
          <table:table-cell table:style-name="ce9"/>
          <table:table-cell table:number-columns-repeated="3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6"/>
          <table:table-cell office:value-type="string" table:style-name="ce13">
            <text:p>Grand Total</text:p>
          </table:table-cell>
          <table:table-cell office:value-type="float" office:value="244875" table:formula="of:=[.C32]+[.C34]" table:style-name="ce14">
            <text:p>244,875</text:p>
          </table:table-cell>
          <table:table-cell table:number-columns-repeated="2" table:style-name="ce10"/>
          <table:table-cell office:value-type="float" office:value="7017" table:formula="of:=SUM([.F4:.F34])" table:style-name="ce9">
            <text:p>7,017</text:p>
          </table:table-cell>
          <table:table-cell office:value-type="float" office:value="8017" table:formula="of:=SUM([.G4:.G34])" table:style-name="ce9">
            <text:p>8,017</text:p>
          </table:table-cell>
          <table:table-cell office:value-type="float" office:value="14017" table:formula="of:=SUM([.H4:.H34])" table:style-name="ce9">
            <text:p>14,017</text:p>
          </table:table-cell>
          <table:table-cell office:value-type="float" office:value="12517" table:formula="of:=SUM([.I4:.I34])" table:style-name="ce9">
            <text:p>12,517</text:p>
          </table:table-cell>
          <table:table-cell office:value-type="float" office:value="17517" table:formula="of:=SUM([.J4:.J34])" table:style-name="ce9">
            <text:p>17,517</text:p>
          </table:table-cell>
          <table:table-cell office:value-type="float" office:value="12517" table:formula="of:=SUM([.K4:.K34])" table:style-name="ce9">
            <text:p>12,517</text:p>
          </table:table-cell>
          <table:table-cell office:value-type="float" office:value="12517" table:formula="of:=SUM([.L4:.L34])" table:style-name="ce9">
            <text:p>12,517</text:p>
          </table:table-cell>
          <table:table-cell office:value-type="float" office:value="12542" table:formula="of:=SUM([.M4:.M34])" table:style-name="ce9">
            <text:p>12,542</text:p>
          </table:table-cell>
          <table:table-cell office:value-type="float" office:value="13542" table:formula="of:=SUM([.N4:.N34])" table:style-name="ce9">
            <text:p>13,542</text:p>
          </table:table-cell>
          <table:table-cell office:value-type="float" office:value="18959" table:formula="of:=SUM([.O4:.O34])" table:style-name="ce9">
            <text:p>18,959</text:p>
          </table:table-cell>
          <table:table-cell office:value-type="float" office:value="13959" table:formula="of:=SUM([.P4:.P34])" table:style-name="ce9">
            <text:p>13,959</text:p>
          </table:table-cell>
          <table:table-cell office:value-type="float" office:value="13959" table:formula="of:=SUM([.Q4:.Q34])" table:style-name="ce9">
            <text:p>13,959</text:p>
          </table:table-cell>
          <table:table-cell office:value-type="float" office:value="157080" table:formula="of:=SUM([.F36:.Q36])" table:style-name="ce14">
            <text:p>157,080</text:p>
          </table:table-cell>
          <table:table-cell table:number-columns-repeated="8" table:style-name="ce4"/>
          <table:table-cell table:number-columns-repeated="16358"/>
        </table:table-row>
        <table:table-row table:style-name="ro1">
          <table:table-cell table:number-columns-repeated="18" table:style-name="ce2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2"/>
          <table:table-cell office:value-type="string" table:style-name="ce2">
            <text:p>fees</text:p>
          </table:table-cell>
          <table:table-cell office:value-type="float" office:value="10000" table:style-name="ce2">
            <text:p>10000</text:p>
          </table:table-cell>
          <table:table-cell table:number-columns-repeated="15" table:style-name="ce2"/>
          <table:table-cell table:number-columns-repeated="8" table:style-name="ce4"/>
          <table:table-cell table:number-columns-repeated="16358"/>
        </table:table-row>
        <table:table-row table:style-name="ro1">
          <table:table-cell table:number-columns-repeated="18" table:style-name="ce2"/>
          <table:table-cell table:number-columns-repeated="8" table:style-name="ce4"/>
          <table:table-cell table:number-columns-repeated="16358"/>
        </table:table-row>
        <table:table-row table:number-rows-repeated="2" table:style-name="ro1">
          <table:table-cell table:number-columns-repeated="9" table:style-name="ce2"/>
          <table:table-cell table:number-columns-repeated="17" table:style-name="ce4"/>
          <table:table-cell table:number-columns-repeated="16358"/>
        </table:table-row>
        <table:table-row table:style-name="ro1">
          <table:table-cell table:style-name="ce2"/>
          <table:table-cell office:value-type="string" table:style-name="ce2">
            <text:p>Other one time grants</text:p>
          </table:table-cell>
          <table:table-cell table:number-columns-repeated="7" table:style-name="ce2"/>
          <table:table-cell table:number-columns-repeated="17" table:style-name="ce4"/>
          <table:table-cell table:number-columns-repeated="16358"/>
        </table:table-row>
        <table:table-row table:style-name="ro1">
          <table:table-cell table:style-name="ce2"/>
          <table:table-cell office:value-type="string" table:style-name="ce2">
            <text:p>Homebrew update grant #271 (ipatch)</text:p>
          </table:table-cell>
          <table:table-cell table:number-columns-repeated="3" table:style-name="ce2"/>
          <table:table-cell office:value-type="float" office:value="1000" table:style-name="ce2">
            <text:p>1000</text:p>
          </table:table-cell>
          <table:table-cell table:number-columns-repeated="3" table:style-name="ce2"/>
          <table:table-cell table:number-columns-repeated="17" table:style-name="ce4"/>
          <table:table-cell table:number-columns-repeated="16358"/>
        </table:table-row>
        <table:table-row table:style-name="ro1">
          <table:table-cell table:style-name="ce2"/>
          <table:table-cell office:value-type="string" table:style-name="ce2">
            <text:p>Payment to Francisco Rosa for FPA grant 5 - furniture library #209</text:p>
          </table:table-cell>
          <table:table-cell table:number-columns-repeated="3" table:style-name="ce2"/>
          <table:table-cell office:value-type="float" office:value="1000" table:style-name="ce2">
            <text:p>1000</text:p>
          </table:table-cell>
          <table:table-cell table:number-columns-repeated="3" table:style-name="ce2"/>
          <table:table-cell table:number-columns-repeated="17" table:style-name="ce4"/>
          <table:table-cell table:number-columns-repeated="16358"/>
        </table:table-row>
        <table:table-row table:number-rows-repeated="7" table:style-name="ro1">
          <table:table-cell table:number-columns-repeated="9" table:style-name="ce2"/>
          <table:table-cell table:number-columns-repeated="17" table:style-name="ce4"/>
          <table:table-cell table:number-columns-repeated="16358"/>
        </table:table-row>
        <table:table-row table:number-rows-repeated="15" table:style-name="ro1">
          <table:table-cell table:number-columns-repeated="26" table:style-name="ce4"/>
          <table:table-cell table:number-columns-repeated="16358"/>
        </table:table-row>
        <table:table-row table:number-rows-repeated="938" table:style-name="ro2">
          <table:table-cell table:number-columns-repeated="26" table:style-name="ce4"/>
          <table:table-cell table:number-columns-repeated="16358"/>
        </table:table-row>
        <table:table-row table:number-rows-repeated="1047572" table:style-name="ro2">
          <table:table-cell table:number-columns-repeated="16384"/>
        </table:table-row>
      </table:table>
      <table:table table:name="BurnActual" table:style-name="ta1">
        <table:table-column table:style-name="co4" table:default-cell-style-name="ce1"/>
        <table:table-column table:style-name="co5" table:default-cell-style-name="ce1"/>
        <table:table-column table:style-name="co1" table:number-columns-repeated="16" table:default-cell-style-name="ce1"/>
        <table:table-column table:style-name="co3" table:number-columns-repeated="16366" table:default-cell-style-name="ce1"/>
        <table:table-row table:style-name="ro1">
          <table:table-cell table:style-name="ce1"/>
          <table:table-cell office:value-type="string" table:style-name="ce15">
            <text:p>FPA 2025 Burn Actual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16"/>
          <table:table-cell table:number-columns-repeated="16382" table:style-name="ce1"/>
        </table:table-row>
        <table:table-row table:style-name="ro3">
          <table:table-cell office:value-type="string" table:style-name="ce5">
            <text:p>Issue</text:p>
          </table:table-cell>
          <table:table-cell office:value-type="string" table:style-name="ce5">
            <text:p>Desc</text:p>
          </table:table-cell>
          <table:table-cell office:value-type="string" table:style-name="ce5">
            <text:p>Total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End</text:p>
          </table:table-cell>
          <table:table-cell office:value-type="string" table:style-name="ce5">
            <text:p>Jan</text:p>
          </table:table-cell>
          <table:table-cell office:value-type="string" table:style-name="ce5">
            <text:p>Feb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Apr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Jun</text:p>
          </table:table-cell>
          <table:table-cell office:value-type="string" table:style-name="ce5">
            <text:p>Jul</text:p>
          </table:table-cell>
          <table:table-cell office:value-type="string" table:style-name="ce5">
            <text:p>Aug</text:p>
          </table:table-cell>
          <table:table-cell office:value-type="string" table:style-name="ce5">
            <text:p>Sep</text:p>
          </table:table-cell>
          <table:table-cell office:value-type="string" table:style-name="ce5">
            <text:p>Oct</text:p>
          </table:table-cell>
          <table:table-cell office:value-type="string" table:style-name="ce5">
            <text:p>Nov</text:p>
          </table:table-cell>
          <table:table-cell office:value-type="string" table:style-name="ce5">
            <text:p>Dec</text:p>
          </table:table-cell>
          <table:table-cell table:style-name="ce6"/>
          <table:table-cell table:number-columns-repeated="16366"/>
        </table:table-row>
        <table:table-row table:style-name="ro4">
          <table:table-cell office:value-type="float" office:value="112" table:formula="of:=[BurnPlan.A4]" table:style-name="ce17">
            <text:p>112</text:p>
          </table:table-cell>
          <table:table-cell office:value-type="string" office:string-value="Payment to Kurt for improved infrastructure performance #112" table:formula="of:=[BurnPlan.B4]" table:style-name="ce18">
            <text:p>Payment to Kurt for improved infrastructure performance #112</text:p>
          </table:table-cell>
          <table:table-cell office:value-type="float" office:value="4800" table:formula="of:=[BurnPlan.C4]" table:style-name="ce19">
            <text:p>4,800</text:p>
          </table:table-cell>
          <table:table-cell office:value-type="float" office:value="0" table:formula="of:=[BurnPlan.D4]" table:style-name="ce19"/>
          <table:table-cell office:value-type="float" office:value="0" table:formula="of:=[BurnPlan.E4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248" table:formula="of:=[BurnPlan.A5]" table:style-name="ce17">
            <text:p>248</text:p>
          </table:table-cell>
          <table:table-cell office:value-type="string" office:string-value="Research Variant Parts #248 Hijma" table:formula="of:=[BurnPlan.B5]" table:style-name="ce18">
            <text:p>Research Variant Parts #248 Hijma</text:p>
          </table:table-cell>
          <table:table-cell office:value-type="float" office:value="8000" table:formula="of:=[BurnPlan.C5]" table:style-name="ce19">
            <text:p>8,000</text:p>
          </table:table-cell>
          <table:table-cell office:value-type="float" office:value="0" table:formula="of:=[BurnPlan.D5]" table:style-name="ce19"/>
          <table:table-cell office:value-type="float" office:value="0" table:formula="of:=[BurnPlan.E5]" table:style-name="ce19"/>
          <table:table-cell table:number-columns-repeated="2" table:style-name="ce10"/>
          <table:table-cell office:value-type="float" office:value="8000" table:style-name="ce10">
            <text:p>8,000</text:p>
          </table:table-cell>
          <table:table-cell table:number-columns-repeated="10" table:style-name="ce10"/>
          <table:table-cell table:number-columns-repeated="16366"/>
        </table:table-row>
        <table:table-row table:style-name="ro4">
          <table:table-cell office:value-type="float" office:value="247" table:formula="of:=[BurnPlan.A6]" table:style-name="ce17">
            <text:p>247</text:p>
          </table:table-cell>
          <table:table-cell office:value-type="string" office:string-value="Improve C++ API Documentation #247 Hijma" table:formula="of:=[BurnPlan.B6]" table:style-name="ce18">
            <text:p>Improve C++ API Documentation #247 Hijma</text:p>
          </table:table-cell>
          <table:table-cell office:value-type="float" office:value="8000" table:formula="of:=[BurnPlan.C6]" table:style-name="ce19">
            <text:p>8,000</text:p>
          </table:table-cell>
          <table:table-cell office:value-type="float" office:value="0" table:formula="of:=[BurnPlan.D6]" table:style-name="ce19"/>
          <table:table-cell office:value-type="float" office:value="0" table:formula="of:=[BurnPlan.E6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286" table:formula="of:=[BurnPlan.A7]" table:style-name="ce17">
            <text:p>286</text:p>
          </table:table-cell>
          <table:table-cell office:value-type="string" office:string-value="8000 EUR to Pieter Hijma for VarSet UX Improvement" table:formula="of:=[BurnPlan.B7]" table:style-name="ce18">
            <text:p>8000 EUR to Pieter Hijma for VarSet UX Improvement</text:p>
          </table:table-cell>
          <table:table-cell office:value-type="float" office:value="8000" table:formula="of:=[BurnPlan.C7]" table:style-name="ce19">
            <text:p>8,000</text:p>
          </table:table-cell>
          <table:table-cell office:value-type="float" office:value="0" table:formula="of:=[BurnPlan.D7]" table:style-name="ce19"/>
          <table:table-cell office:value-type="float" office:value="0" table:formula="of:=[BurnPlan.E7]" table:style-name="ce19"/>
          <table:table-cell table:number-columns-repeated="8" table:style-name="ce10"/>
          <table:table-cell office:value-type="float" office:value="4000" table:style-name="ce10">
            <text:p>4,000</text:p>
          </table:table-cell>
          <table:table-cell office:value-type="float" office:value="4000" table:style-name="ce10">
            <text:p>4,000</text:p>
          </table:table-cell>
          <table:table-cell table:number-columns-repeated="3" table:style-name="ce10"/>
          <table:table-cell table:number-columns-repeated="16366"/>
        </table:table-row>
        <table:table-row table:style-name="ro4">
          <table:table-cell office:value-type="float" office:value="287" table:formula="of:=[BurnPlan.A8]" table:style-name="ce17">
            <text:p>287</text:p>
          </table:table-cell>
          <table:table-cell office:value-type="string" office:string-value="1500 EUR Grant to kadet1090 for Unified Transparent Previews" table:formula="of:=[BurnPlan.B8]" table:style-name="ce18">
            <text:p>1500 EUR Grant to kadet1090 for Unified Transparent Previews</text:p>
          </table:table-cell>
          <table:table-cell office:value-type="float" office:value="1500" table:formula="of:=[BurnPlan.C8]" table:style-name="ce19">
            <text:p>1,500</text:p>
          </table:table-cell>
          <table:table-cell office:value-type="float" office:value="0" table:formula="of:=[BurnPlan.D8]" table:style-name="ce19"/>
          <table:table-cell office:value-type="float" office:value="0" table:formula="of:=[BurnPlan.E8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288" table:formula="of:=[BurnPlan.A9]" table:style-name="ce17">
            <text:p>288</text:p>
          </table:table-cell>
          <table:table-cell office:value-type="string" office:string-value="1750 USD to Obelisk for icon design" table:formula="of:=[BurnPlan.B9]" table:style-name="ce18">
            <text:p>1750 USD to Obelisk for icon design</text:p>
          </table:table-cell>
          <table:table-cell office:value-type="float" office:value="1750" table:formula="of:=[BurnPlan.C9]" table:style-name="ce19">
            <text:p>1,750</text:p>
          </table:table-cell>
          <table:table-cell office:value-type="float" office:value="0" table:formula="of:=[BurnPlan.D9]" table:style-name="ce19"/>
          <table:table-cell office:value-type="float" office:value="0" table:formula="of:=[BurnPlan.E9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280" table:formula="of:=[BurnPlan.A10]" table:style-name="ce17">
            <text:p>280</text:p>
          </table:table-cell>
          <table:table-cell office:value-type="string" office:string-value="3000 USD Grant to reqrefusion re documentation" table:formula="of:=[BurnPlan.B10]" table:style-name="ce18">
            <text:p>3000 USD Grant to reqrefusion re documentation</text:p>
          </table:table-cell>
          <table:table-cell office:value-type="float" office:value="3000" table:formula="of:=[BurnPlan.C10]" table:style-name="ce19">
            <text:p>3,000</text:p>
          </table:table-cell>
          <table:table-cell office:value-type="float" office:value="0" table:formula="of:=[BurnPlan.D10]" table:style-name="ce19"/>
          <table:table-cell office:value-type="float" office:value="0" table:formula="of:=[BurnPlan.E10]" table:style-name="ce19"/>
          <table:table-cell office:value-type="float" office:value="1500" table:style-name="ce10">
            <text:p>1,500</text:p>
          </table:table-cell>
          <table:table-cell table:number-columns-repeated="12" table:style-name="ce10"/>
          <table:table-cell table:number-columns-repeated="16366"/>
        </table:table-row>
        <table:table-row table:style-name="ro4">
          <table:table-cell office:value-type="float" office:value="289" table:formula="of:=[BurnPlan.A11]" table:style-name="ce17">
            <text:p>289</text:p>
          </table:table-cell>
          <table:table-cell office:value-type="string" office:string-value="6000 USD grant to Dr. Rajeevlochana G. Chittawadigi" table:formula="of:=[BurnPlan.B11]" table:style-name="ce18">
            <text:p>6000 USD grant to Dr. Rajeevlochana G. Chittawadigi</text:p>
          </table:table-cell>
          <table:table-cell office:value-type="float" office:value="6000" table:formula="of:=[BurnPlan.C11]" table:style-name="ce19">
            <text:p>6,000</text:p>
          </table:table-cell>
          <table:table-cell office:value-type="float" office:value="0" table:formula="of:=[BurnPlan.D11]" table:style-name="ce19"/>
          <table:table-cell office:value-type="float" office:value="0" table:formula="of:=[BurnPlan.E11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12]" table:style-name="ce17"/>
          <table:table-cell office:value-type="string" table:style-name="ce2">
            <text:p>Other one time grants</text:p>
          </table:table-cell>
          <table:table-cell office:value-type="float" office:value="0" table:formula="of:=[BurnPlan.C12]" table:style-name="ce19"/>
          <table:table-cell office:value-type="float" office:value="0" table:formula="of:=[BurnPlan.D12]" table:style-name="ce19"/>
          <table:table-cell office:value-type="float" office:value="0" table:formula="of:=[BurnPlan.E12]" table:style-name="ce19"/>
          <table:table-cell office:value-type="float" office:value="2000" table:style-name="ce10">
            <text:p>2,000</text:p>
          </table:table-cell>
          <table:table-cell table:style-name="ce10"/>
          <table:table-cell office:value-type="float" office:value="1845" table:style-name="ce10">
            <text:p>1,845</text:p>
          </table:table-cell>
          <table:table-cell office:value-type="float" office:value="2000" table:style-name="ce10">
            <text:p>2,000</text:p>
          </table:table-cell>
          <table:table-cell table:style-name="ce10"/>
          <table:table-cell office:value-type="float" office:value="5466" table:style-name="ce10">
            <text:p>5,466</text:p>
          </table:table-cell>
          <table:table-cell office:value-type="float" office:value="500" table:style-name="ce10">
            <office:annotation draw:style-name="a0" svg:x="15.1875in" svg:y="1.60416666666667in" svg:width="1.13541666666667in" svg:height="0.697916666666667in">
              <dc:creator/>
              <text:p>Anubis donation</text:p>
            </office:annotation>
            <text:p>500</text:p>
          </table:table-cell>
          <table:table-cell table:style-name="ce10"/>
          <table:table-cell office:value-type="float" office:value="1529.6399999999999" table:formula="of:=525+754.64+250" table:style-name="ce10">
            <text:p>1,530</text:p>
          </table:table-cell>
          <table:table-cell office:value-type="float" office:value="8035.87" table:style-name="ce10">
            <text:p>8,036</text:p>
          </table:table-cell>
          <table:table-cell table:number-columns-repeated="3" table:style-name="ce10"/>
          <table:table-cell table:number-columns-repeated="16366"/>
        </table:table-row>
        <table:table-row table:style-name="ro4">
          <table:table-cell table:style-name="ce17"/>
          <table:table-cell table:style-name="ce18"/>
          <table:table-cell table:number-columns-repeated="3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14]" table:style-name="ce17"/>
          <table:table-cell office:value-type="string" office:string-value="FOSDEM 2025 Facilities" table:formula="of:=[BurnPlan.B14]" table:style-name="ce18">
            <text:p>FOSDEM 2025 Facilities</text:p>
          </table:table-cell>
          <table:table-cell office:value-type="float" office:value="4500" table:formula="of:=[BurnPlan.C14]" table:style-name="ce19">
            <text:p>4,500</text:p>
          </table:table-cell>
          <table:table-cell office:value-type="string" office:string-value="Jan" table:formula="of:=[BurnPlan.D14]" table:style-name="ce19">
            <text:p>Jan</text:p>
          </table:table-cell>
          <table:table-cell office:value-type="string" office:string-value="Mar" table:formula="of:=[BurnPlan.E14]" table:style-name="ce19">
            <text:p>Mar</text:p>
          </table:table-cell>
          <table:table-cell office:value-type="float" office:value="1923.75" table:style-name="ce9">
            <text:p>1,924</text:p>
          </table:table-cell>
          <table:table-cell office:value-type="float" office:value="3815.59" table:style-name="ce20">
            <text:p>3815.59</text:p>
          </table:table-cell>
          <table:table-cell office:value-type="float" office:value="0" table:style-name="ce9">
            <text:p>0</text:p>
          </table:table-cell>
          <table:table-cell office:value-type="float" office:value="583" table:style-name="ce9">
            <text:p>583</text:p>
          </table:table-cell>
          <table:table-cell table:number-columns-repeated="9" table:style-name="ce10"/>
          <table:table-cell table:number-columns-repeated="16366"/>
        </table:table-row>
        <table:table-row table:style-name="ro4">
          <table:table-cell office:value-type="float" office:value="0" table:formula="of:=[BurnPlan.A15]" table:style-name="ce17"/>
          <table:table-cell office:value-type="string" office:string-value="FOSDEM 2025 Travel" table:formula="of:=[BurnPlan.B15]" table:style-name="ce18">
            <text:p>FOSDEM 2025 Travel</text:p>
          </table:table-cell>
          <table:table-cell office:value-type="float" office:value="6000" table:formula="of:=[BurnPlan.C15]" table:style-name="ce19">
            <text:p>6,000</text:p>
          </table:table-cell>
          <table:table-cell office:value-type="string" office:string-value="Jan" table:formula="of:=[BurnPlan.D15]" table:style-name="ce19">
            <text:p>Jan</text:p>
          </table:table-cell>
          <table:table-cell office:value-type="string" office:string-value="Mar" table:formula="of:=[BurnPlan.E15]" table:style-name="ce19">
            <text:p>Mar</text:p>
          </table:table-cell>
          <table:table-cell office:value-type="float" office:value="2610.31" table:style-name="ce9">
            <text:p>2,610</text:p>
          </table:table-cell>
          <table:table-cell office:value-type="float" office:value="1407.37" table:style-name="ce9">
            <text:p>1,407</text:p>
          </table:table-cell>
          <table:table-cell table:style-name="ce9"/>
          <table:table-cell table:number-columns-repeated="10" table:style-name="ce10"/>
          <table:table-cell table:number-columns-repeated="16366"/>
        </table:table-row>
        <table:table-row table:style-name="ro4">
          <table:table-cell office:value-type="float" office:value="0" table:formula="of:=[BurnPlan.A16]" table:style-name="ce17"/>
          <table:table-cell office:value-type="string" office:string-value="North American Meet Up (??)" table:formula="of:=[BurnPlan.B16]" table:style-name="ce18">
            <text:p>North American Meet Up (??)</text:p>
          </table:table-cell>
          <table:table-cell office:value-type="float" office:value="0" table:formula="of:=[BurnPlan.C16]" table:style-name="ce19"/>
          <table:table-cell office:value-type="string" office:string-value="Jul" table:formula="of:=[BurnPlan.D16]" table:style-name="ce19">
            <text:p>Jul</text:p>
          </table:table-cell>
          <table:table-cell office:value-type="string" office:string-value="Sep" table:formula="of:=[BurnPlan.E16]" table:style-name="ce19">
            <text:p>Sep</text:p>
          </table:table-cell>
          <table:table-cell table:number-columns-repeated="7" table:style-name="ce10"/>
          <table:table-cell office:value-type="float" office:value="600" table:style-name="ce10">
            <text:p>600</text:p>
          </table:table-cell>
          <table:table-cell table:style-name="ce10"/>
          <table:table-cell office:value-type="float" office:value="541.35" table:style-name="ce10">
            <text:p>541</text:p>
          </table:table-cell>
          <table:table-cell table:number-columns-repeated="3" table:style-name="ce10"/>
          <table:table-cell table:number-columns-repeated="16366"/>
        </table:table-row>
        <table:table-row table:style-name="ro4">
          <table:table-cell office:value-type="float" office:value="0" table:formula="of:=[BurnPlan.A17]" table:style-name="ce17"/>
          <table:table-cell table:style-name="ce18"/>
          <table:table-cell office:value-type="float" office:value="0" table:formula="of:=[BurnPlan.C17]" table:style-name="ce19"/>
          <table:table-cell office:value-type="float" office:value="0" table:formula="of:=[BurnPlan.D17]" table:style-name="ce19"/>
          <table:table-cell office:value-type="float" office:value="0" table:formula="of:=[BurnPlan.E17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100" table:formula="of:=[BurnPlan.A18]" table:style-name="ce17">
            <text:p>100</text:p>
          </table:table-cell>
          <table:table-cell office:value-type="string" office:string-value="Payment to Adrian for maintenance and release support #100" table:formula="of:=[BurnPlan.B18]" table:style-name="ce18">
            <text:p>Payment to Adrian for maintenance and release support #100</text:p>
          </table:table-cell>
          <table:table-cell office:value-type="float" office:value="12000" table:formula="of:=[BurnPlan.C18]" table:style-name="ce19">
            <text:p>12,000</text:p>
          </table:table-cell>
          <table:table-cell office:value-type="string" office:string-value="Jan" table:formula="of:=[BurnPlan.D18]" table:style-name="ce19">
            <text:p>Jan</text:p>
          </table:table-cell>
          <table:table-cell office:value-type="string" office:string-value="Dec" table:formula="of:=[BurnPlan.E18]" table:style-name="ce19">
            <text:p>Dec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table:style-name="ce9"/>
          <table:table-cell office:value-type="float" office:value="2000" table:style-name="ce9">
            <text:p>2,000</text:p>
          </table:table-cell>
          <table:table-cell office:value-type="float" office:value="2000" table:style-name="ce9">
            <text:p>2,000</text:p>
          </table:table-cell>
          <table:table-cell office:value-type="float" office:value="1000" table:style-name="ce9">
            <text:p>1,000</text:p>
          </table:table-cell>
          <table:table-cell office:value-type="float" office:value="0" table:style-name="ce9">
            <text:p>0</text:p>
          </table:table-cell>
          <table:table-cell office:value-type="float" office:value="2000" table:style-name="ce9">
            <text:p>2,000</text:p>
          </table:table-cell>
          <table:table-cell table:number-columns-repeated="2"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168" table:formula="of:=[BurnPlan.A19]" table:style-name="ce17">
            <text:p>168</text:p>
          </table:table-cell>
          <table:table-cell office:value-type="string" office:string-value="Monthly payment to Max Wilfinger for Bug Triage Project #168" table:formula="of:=[BurnPlan.B19]" table:style-name="ce18">
            <text:p>Monthly payment to Max Wilfinger for Bug Triage Project #168</text:p>
          </table:table-cell>
          <table:table-cell office:value-type="float" office:value="12000" table:formula="of:=[BurnPlan.C19]" table:style-name="ce19">
            <text:p>12,000</text:p>
          </table:table-cell>
          <table:table-cell office:value-type="string" office:string-value="Jan" table:formula="of:=[BurnPlan.D19]" table:style-name="ce19">
            <text:p>Jan</text:p>
          </table:table-cell>
          <table:table-cell office:value-type="string" office:string-value="Dec" table:formula="of:=[BurnPlan.E19]" table:style-name="ce19">
            <text:p>Dec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table:number-columns-repeated="2"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217" table:formula="of:=[BurnPlan.A20]" table:style-name="ce17">
            <text:p>217</text:p>
          </table:table-cell>
          <table:table-cell office:value-type="string" office:string-value="Blog coordination grant #217 (Alex Prokoudine)" table:formula="of:=[BurnPlan.B20]" table:style-name="ce18">
            <text:p>Blog coordination grant #217 (Alex Prokoudine)</text:p>
          </table:table-cell>
          <table:table-cell office:value-type="float" office:value="6125" table:formula="of:=[BurnPlan.C20]" table:style-name="ce19">
            <text:p>6,125</text:p>
          </table:table-cell>
          <table:table-cell office:value-type="string" office:string-value="Jan" table:formula="of:=[BurnPlan.D20]" table:style-name="ce19">
            <text:p>Jan</text:p>
          </table:table-cell>
          <table:table-cell office:value-type="string" office:string-value="Dec" table:formula="of:=[BurnPlan.E20]" table:style-name="ce19">
            <text:p>Dec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25" table:style-name="ce9">
            <text:p>525</text:p>
          </table:table-cell>
          <table:table-cell office:value-type="float" office:value="525" table:style-name="ce9">
            <text:p>525</text:p>
          </table:table-cell>
          <table:table-cell office:value-type="float" office:value="525" table:style-name="ce9">
            <text:p>525</text:p>
          </table:table-cell>
          <table:table-cell table:number-columns-repeated="2"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113" table:formula="of:=[BurnPlan.A21]" table:style-name="ce17">
            <text:p>113</text:p>
          </table:table-cell>
          <table:table-cell office:value-type="string" office:string-value="Payment to concretedog (Jo Hinchliffe) for blog content #113" table:formula="of:=[BurnPlan.B21]" table:style-name="ce18">
            <text:p>Payment to concretedog (Jo Hinchliffe) for blog content #113</text:p>
          </table:table-cell>
          <table:table-cell office:value-type="float" office:value="7200" table:formula="of:=[BurnPlan.C21]" table:style-name="ce19">
            <text:p>7,200</text:p>
          </table:table-cell>
          <table:table-cell office:value-type="string" office:string-value="Jan" table:formula="of:=[BurnPlan.D21]" table:style-name="ce19">
            <text:p>Jan</text:p>
          </table:table-cell>
          <table:table-cell office:value-type="string" office:string-value="Dec" table:formula="of:=[BurnPlan.E21]" table:style-name="ce19">
            <text:p>Dec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table:number-columns-repeated="2"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116" table:formula="of:=[BurnPlan.A22]" table:style-name="ce17">
            <text:p>116</text:p>
          </table:table-cell>
          <table:table-cell office:value-type="string" office:string-value="Monthly Stipend for FPA Chair #116" table:formula="of:=[BurnPlan.B22]" table:style-name="ce18">
            <text:p>Monthly Stipend for FPA Chair #116</text:p>
          </table:table-cell>
          <table:table-cell office:value-type="float" office:value="5000" table:formula="of:=[BurnPlan.C22]" table:style-name="ce19">
            <text:p>5,000</text:p>
          </table:table-cell>
          <table:table-cell office:value-type="string" office:string-value="Jan" table:formula="of:=[BurnPlan.D22]" table:style-name="ce19">
            <text:p>Jan</text:p>
          </table:table-cell>
          <table:table-cell office:value-type="string" office:string-value="Dec" table:formula="of:=[BurnPlan.E22]" table:style-name="ce19">
            <text:p>Dec</text:p>
          </table:table-cell>
          <table:table-cell office:value-type="float" office:value="405" table:style-name="ce9">
            <text:p>405</text:p>
          </table:table-cell>
          <table:table-cell office:value-type="float" office:value="405" table:style-name="ce9">
            <text:p>405</text:p>
          </table:table-cell>
          <table:table-cell office:value-type="float" office:value="0" table:style-name="ce9">
            <text:p>0</text:p>
          </table:table-cell>
          <table:table-cell office:value-type="float" office:value="405" table:style-name="ce9">
            <text:p>405</text:p>
          </table:table-cell>
          <table:table-cell office:value-type="float" office:value="405" table:style-name="ce9">
            <text:p>405</text:p>
          </table:table-cell>
          <table:table-cell office:value-type="float" office:value="405" table:style-name="ce9">
            <text:p>405</text:p>
          </table:table-cell>
          <table:table-cell office:value-type="float" office:value="405" table:style-name="ce9">
            <text:p>405</text:p>
          </table:table-cell>
          <table:table-cell office:value-type="float" office:value="405" table:style-name="ce9">
            <text:p>405</text:p>
          </table:table-cell>
          <table:table-cell office:value-type="float" office:value="405" table:style-name="ce9">
            <text:p>405</text:p>
          </table:table-cell>
          <table:table-cell office:value-type="float" office:value="435" table:style-name="ce9">
            <text:p>435</text:p>
          </table:table-cell>
          <table:table-cell table:number-columns-repeated="2"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356" table:formula="of:=[BurnPlan.A23]" table:style-name="ce17">
            <text:p>356</text:p>
          </table:table-cell>
          <table:table-cell office:value-type="string" office:string-value="Monthly payment to kkremitzki for Infrastructure management" table:formula="of:=[BurnPlan.B23]" table:style-name="ce18">
            <text:p>Monthly payment to kkremitzki for Infrastructure management</text:p>
          </table:table-cell>
          <table:table-cell office:value-type="float" office:value="4000" table:formula="of:=[BurnPlan.C23]" table:style-name="ce19">
            <text:p>4,000</text:p>
          </table:table-cell>
          <table:table-cell office:value-type="string" table:style-name="ce19">
            <text:p>Sep</text:p>
          </table:table-cell>
          <table:table-cell office:value-type="string" table:style-name="ce19">
            <text:p>Dec</text:p>
          </table:table-cell>
          <table:table-cell table:number-columns-repeated="8" table:style-name="ce9"/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table:number-columns-repeated="2"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0" table:formula="of:=[BurnPlan.A24]" table:style-name="ce17"/>
          <table:table-cell office:value-type="string" office:string-value="Add-on coordinator" table:formula="of:=[BurnPlan.B24]" table:style-name="ce18">
            <text:p>Add-on coordinator</text:p>
          </table:table-cell>
          <table:table-cell office:value-type="float" office:value="6000" table:formula="of:=[BurnPlan.C24]" table:style-name="ce19">
            <text:p>6,000</text:p>
          </table:table-cell>
          <table:table-cell office:value-type="float" office:value="0" table:formula="of:=[BurnPlan.D24]" table:style-name="ce19"/>
          <table:table-cell office:value-type="float" office:value="0" table:formula="of:=[BurnPlan.E24]" table:style-name="ce19"/>
          <table:table-cell table:number-columns-repeated="3" table:style-name="ce10"/>
          <table:table-cell table:number-columns-repeated="9"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0" table:formula="of:=[BurnPlan.A25]" table:style-name="ce17"/>
          <table:table-cell office:value-type="string" office:string-value="OpenCascade liaison" table:formula="of:=[BurnPlan.B25]" table:style-name="ce18">
            <text:p>OpenCascade liaison</text:p>
          </table:table-cell>
          <table:table-cell office:value-type="float" office:value="6000" table:formula="of:=[BurnPlan.C25]" table:style-name="ce19">
            <text:p>6,000</text:p>
          </table:table-cell>
          <table:table-cell office:value-type="float" office:value="0" table:formula="of:=[BurnPlan.D25]" table:style-name="ce19"/>
          <table:table-cell office:value-type="float" office:value="0" table:formula="of:=[BurnPlan.E25]" table:style-name="ce19"/>
          <table:table-cell table:number-columns-repeated="4" table:style-name="ce10"/>
          <table:table-cell office:value-type="float" office:value="500" table:style-name="ce10">
            <text:p>500</text:p>
          </table:table-cell>
          <table:table-cell office:value-type="float" office:value="500" table:style-name="ce10">
            <text:p>500</text:p>
          </table:table-cell>
          <table:table-cell office:value-type="float" office:value="500" table:style-name="ce10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table:number-columns-repeated="2"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0" table:formula="of:=[BurnPlan.A26]" table:style-name="ce17"/>
          <table:table-cell office:value-type="string" office:string-value="Translation coordinator" table:formula="of:=[BurnPlan.B26]" table:style-name="ce18">
            <text:p>Translation coordinator</text:p>
          </table:table-cell>
          <table:table-cell office:value-type="float" office:value="5000" table:formula="of:=[BurnPlan.C26]" table:style-name="ce19">
            <text:p>5,000</text:p>
          </table:table-cell>
          <table:table-cell office:value-type="float" office:value="0" table:formula="of:=[BurnPlan.D26]" table:style-name="ce19"/>
          <table:table-cell office:value-type="float" office:value="0" table:formula="of:=[BurnPlan.E26]" table:style-name="ce19"/>
          <table:table-cell table:number-columns-repeated="9" table:style-name="ce10"/>
          <table:table-cell table:number-columns-repeated="3"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0" table:formula="of:=[BurnPlan.A27]" table:style-name="ce17"/>
          <table:table-cell table:style-name="ce18"/>
          <table:table-cell office:value-type="float" office:value="0" table:formula="of:=[BurnPlan.C27]" table:style-name="ce19"/>
          <table:table-cell office:value-type="float" office:value="0" table:formula="of:=[BurnPlan.D27]" table:style-name="ce19"/>
          <table:table-cell office:value-type="float" office:value="0" table:formula="of:=[BurnPlan.E27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28]" table:style-name="ce17"/>
          <table:table-cell office:value-type="string" office:string-value="Ondsel Onward placeholder" table:formula="of:=[BurnPlan.B28]" table:style-name="ce18">
            <text:p>Ondsel Onward placeholder</text:p>
          </table:table-cell>
          <table:table-cell office:value-type="float" office:value="40000" table:formula="of:=[BurnPlan.C28]" table:style-name="ce19">
            <text:p>40,000</text:p>
          </table:table-cell>
          <table:table-cell office:value-type="float" office:value="0" table:formula="of:=[BurnPlan.D28]" table:style-name="ce19"/>
          <table:table-cell office:value-type="float" office:value="0" table:formula="of:=[BurnPlan.E28]" table:style-name="ce19"/>
          <table:table-cell table:number-columns-repeated="6" table:style-name="ce10"/>
          <table:table-cell office:value-type="float" office:value="5637.35" table:style-name="ce10">
            <office:annotation draw:style-name="a1" svg:x="15.1875in" svg:y="4.66666666666667in" svg:width="1.13541666666667in" svg:height="0.697916666666667in">
              <dc:creator/>
              <text:p>Lens platform agnostic</text:p>
            </office:annotation>
            <text:p>5,637</text:p>
          </table:table-cell>
          <table:table-cell table:number-columns-repeated="6" table:style-name="ce10"/>
          <table:table-cell table:number-columns-repeated="16366"/>
        </table:table-row>
        <table:table-row table:style-name="ro4">
          <table:table-cell office:value-type="float" office:value="0" table:formula="of:=[BurnPlan.A29]" table:style-name="ce17"/>
          <table:table-cell table:style-name="ce18"/>
          <table:table-cell office:value-type="float" office:value="0" table:formula="of:=[BurnPlan.C29]" table:style-name="ce19"/>
          <table:table-cell office:value-type="float" office:value="0" table:formula="of:=[BurnPlan.D29]" table:style-name="ce19"/>
          <table:table-cell office:value-type="float" office:value="0" table:formula="of:=[BurnPlan.E29]" table:style-name="ce19"/>
          <table:table-cell table:number-columns-repeated="4" table:style-name="ce10"/>
          <table:table-cell table:style-name="ce9"/>
          <table:table-cell table:number-columns-repeated="4" table:style-name="ce10"/>
          <table:table-cell table:style-name="ce9"/>
          <table:table-cell table:number-columns-repeated="3" table:style-name="ce10"/>
          <table:table-cell table:number-columns-repeated="16366"/>
        </table:table-row>
        <table:table-row table:style-name="ro4">
          <table:table-cell office:value-type="float" office:value="0" table:formula="of:=[BurnPlan.A30]" table:style-name="ce17"/>
          <table:table-cell office:value-type="string" office:string-value="Grant program to be awarded in 2025" table:formula="of:=[BurnPlan.B30]" table:style-name="ce18">
            <text:p>Grant program to be awarded in 2025</text:p>
          </table:table-cell>
          <table:table-cell office:value-type="float" office:value="80000" table:formula="of:=[BurnPlan.C30]" table:style-name="ce19">
            <text:p>80,000</text:p>
          </table:table-cell>
          <table:table-cell office:value-type="string" office:string-value="Mar" table:formula="of:=[BurnPlan.D30]" table:style-name="ce19">
            <text:p>Mar</text:p>
          </table:table-cell>
          <table:table-cell office:value-type="string" office:string-value="Dec" table:formula="of:=[BurnPlan.E30]" table:style-name="ce19">
            <text:p>Dec</text:p>
          </table:table-cell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31]" table:style-name="ce17"/>
          <table:table-cell table:style-name="ce18"/>
          <table:table-cell office:value-type="float" office:value="0" table:formula="of:=[BurnPlan.C31]" table:style-name="ce19"/>
          <table:table-cell office:value-type="float" office:value="0" table:formula="of:=[BurnPlan.D31]" table:style-name="ce19"/>
          <table:table-cell office:value-type="float" office:value="0" table:formula="of:=[BurnPlan.E31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32]" table:style-name="ce17"/>
          <table:table-cell office:value-type="string" office:string-value="Total Operations" table:formula="of:=[BurnPlan.B32]" table:style-name="ce21">
            <text:p>Total Operations</text:p>
          </table:table-cell>
          <table:table-cell office:value-type="float" office:value="234875" table:formula="of:=[BurnPlan.C32]" table:style-name="ce19">
            <text:p>234,875</text:p>
          </table:table-cell>
          <table:table-cell office:value-type="float" office:value="0" table:formula="of:=[BurnPlan.D32]" table:style-name="ce19"/>
          <table:table-cell office:value-type="float" office:value="0" table:formula="of:=[BurnPlan.E32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33]" table:style-name="ce17"/>
          <table:table-cell table:style-name="ce18"/>
          <table:table-cell office:value-type="float" office:value="0" table:formula="of:=[BurnPlan.C33]" table:style-name="ce19"/>
          <table:table-cell office:value-type="float" office:value="0" table:formula="of:=[BurnPlan.D33]" table:style-name="ce19"/>
          <table:table-cell office:value-type="float" office:value="0" table:formula="of:=[BurnPlan.E33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34]" table:style-name="ce17"/>
          <table:table-cell office:value-type="string" office:string-value="To Reserves" table:formula="of:=[BurnPlan.B34]" table:style-name="ce18">
            <text:p>To Reserves</text:p>
          </table:table-cell>
          <table:table-cell office:value-type="float" office:value="10000" table:formula="of:=[BurnPlan.C34]" table:style-name="ce19">
            <text:p>10,000</text:p>
          </table:table-cell>
          <table:table-cell office:value-type="float" office:value="0" table:formula="of:=[BurnPlan.D34]" table:style-name="ce19"/>
          <table:table-cell office:value-type="float" office:value="0" table:formula="of:=[BurnPlan.E34]" table:style-name="ce19"/>
          <table:table-cell table:number-columns-repeated="4" table:style-name="ce10"/>
          <table:table-cell table:style-name="ce9"/>
          <table:table-cell table:number-columns-repeated="4" table:style-name="ce10"/>
          <table:table-cell table:style-name="ce9"/>
          <table:table-cell table:number-columns-repeated="3" table:style-name="ce10"/>
          <table:table-cell table:number-columns-repeated="16366"/>
        </table:table-row>
        <table:table-row table:style-name="ro4">
          <table:table-cell office:value-type="float" office:value="0" table:formula="of:=[BurnPlan.A35]" table:style-name="ce17"/>
          <table:table-cell table:style-name="ce18"/>
          <table:table-cell office:value-type="float" office:value="0" table:formula="of:=[BurnPlan.C35]" table:style-name="ce19"/>
          <table:table-cell office:value-type="float" office:value="0" table:formula="of:=[BurnPlan.D35]" table:style-name="ce19"/>
          <table:table-cell office:value-type="float" office:value="0" table:formula="of:=[BurnPlan.E35]" table:style-name="ce19"/>
          <table:table-cell table:number-columns-repeated="4" table:style-name="ce10"/>
          <table:table-cell table:style-name="ce9"/>
          <table:table-cell table:number-columns-repeated="4" table:style-name="ce10"/>
          <table:table-cell table:style-name="ce9"/>
          <table:table-cell table:number-columns-repeated="3" table:style-name="ce10"/>
          <table:table-cell table:number-columns-repeated="16366"/>
        </table:table-row>
        <table:table-row table:style-name="ro3">
          <table:table-cell office:value-type="float" office:value="0" table:formula="of:=[BurnPlan.A36]" table:style-name="ce17"/>
          <table:table-cell office:value-type="string" office:string-value="Grand Total" table:formula="of:=[BurnPlan.B36]" table:style-name="ce21">
            <text:p>Grand Total</text:p>
          </table:table-cell>
          <table:table-cell office:value-type="float" office:value="244875" table:formula="of:=[BurnPlan.C36]" table:style-name="ce19">
            <text:p>244,875</text:p>
          </table:table-cell>
          <table:table-cell office:value-type="float" office:value="0" table:formula="of:=[BurnPlan.D36]" table:style-name="ce19"/>
          <table:table-cell office:value-type="float" office:value="0" table:formula="of:=[BurnPlan.E36]" table:style-name="ce19"/>
          <table:table-cell office:value-type="float" office:value="11539.06" table:formula="of:=SUM([.F4:.F35])" table:style-name="ce9">
            <text:p>11,539</text:p>
          </table:table-cell>
          <table:table-cell office:value-type="float" office:value="8727.9599999999991" table:formula="of:=SUM([.G4:.G35])" table:style-name="ce9">
            <text:p>8,728</text:p>
          </table:table-cell>
          <table:table-cell office:value-type="float" office:value="12945" table:formula="of:=SUM([.H4:.H35])" table:style-name="ce9">
            <text:p>12,945</text:p>
          </table:table-cell>
          <table:table-cell office:value-type="float" office:value="6088" table:formula="of:=SUM([.I4:.I35])" table:style-name="ce9">
            <text:p>6,088</text:p>
          </table:table-cell>
          <table:table-cell office:value-type="float" office:value="3005" table:formula="of:=SUM([.J4:.J35])" table:style-name="ce9">
            <text:p>3,005</text:p>
          </table:table-cell>
          <table:table-cell office:value-type="float" office:value="10471" table:formula="of:=SUM([.K4:.K35])" table:style-name="ce9">
            <text:p>10,471</text:p>
          </table:table-cell>
          <table:table-cell office:value-type="float" office:value="11142.35" table:formula="of:=SUM([.L4:.L35])" table:style-name="ce9">
            <text:p>11,142</text:p>
          </table:table-cell>
          <table:table-cell office:value-type="float" office:value="4630" table:formula="of:=SUM([.M4:.M35])" table:style-name="ce9">
            <text:p>4,630</text:p>
          </table:table-cell>
          <table:table-cell office:value-type="float" office:value="9559.64" table:formula="of:=SUM([.N4:.N35])" table:style-name="ce9">
            <text:p>9,560</text:p>
          </table:table-cell>
          <table:table-cell office:value-type="float" office:value="18637.22" table:formula="of:=SUM([.O4:.O35])" table:style-name="ce9">
            <text:p>18,637</text:p>
          </table:table-cell>
          <table:table-cell office:value-type="float" office:value="0" table:formula="of:=SUM([.P4:.P35])" table:style-name="ce9">
            <text:p>0</text:p>
          </table:table-cell>
          <table:table-cell office:value-type="float" office:value="0" table:formula="of:=SUM([.Q4:.Q35])" table:style-name="ce9">
            <text:p>0</text:p>
          </table:table-cell>
          <table:table-cell table:style-name="ce14"/>
          <table:table-cell table:number-columns-repeated="16366"/>
        </table:table-row>
        <table:table-row table:number-rows-repeated="1048540" table:style-name="ro2">
          <table:table-cell table:number-columns-repeated="16384"/>
        </table:table-row>
      </table:table>
      <table:table table:name="BurnVar" table:style-name="ta1">
        <table:table-column table:style-name="co4" table:default-cell-style-name="ce1"/>
        <table:table-column table:style-name="co5" table:default-cell-style-name="ce1"/>
        <table:table-column table:style-name="co1" table:number-columns-repeated="16" table:default-cell-style-name="ce1"/>
        <table:table-column table:style-name="co3" table:number-columns-repeated="16366" table:default-cell-style-name="ce1"/>
        <table:table-row table:style-name="ro1">
          <table:table-cell table:style-name="ce1"/>
          <table:table-cell office:value-type="string" table:style-name="ce15">
            <text:p>FPA 2025 Burn Varianc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16"/>
          <table:table-cell table:number-columns-repeated="16382" table:style-name="ce1"/>
        </table:table-row>
        <table:table-row table:style-name="ro3">
          <table:table-cell office:value-type="string" table:style-name="ce5">
            <text:p>Issue</text:p>
          </table:table-cell>
          <table:table-cell office:value-type="string" table:style-name="ce5">
            <text:p>Desc</text:p>
          </table:table-cell>
          <table:table-cell office:value-type="string" table:style-name="ce5">
            <text:p>Total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End</text:p>
          </table:table-cell>
          <table:table-cell office:value-type="string" table:style-name="ce5">
            <text:p>Jan</text:p>
          </table:table-cell>
          <table:table-cell office:value-type="string" table:style-name="ce5">
            <text:p>Feb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Apr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Jun</text:p>
          </table:table-cell>
          <table:table-cell office:value-type="string" table:style-name="ce5">
            <text:p>Jul</text:p>
          </table:table-cell>
          <table:table-cell office:value-type="string" table:style-name="ce5">
            <text:p>Aug</text:p>
          </table:table-cell>
          <table:table-cell office:value-type="string" table:style-name="ce5">
            <text:p>Sep</text:p>
          </table:table-cell>
          <table:table-cell office:value-type="string" table:style-name="ce5">
            <text:p>Oct</text:p>
          </table:table-cell>
          <table:table-cell office:value-type="string" table:style-name="ce5">
            <text:p>Nov</text:p>
          </table:table-cell>
          <table:table-cell office:value-type="string" table:style-name="ce5">
            <text:p>Dec</text:p>
          </table:table-cell>
          <table:table-cell table:style-name="ce6"/>
          <table:table-cell table:number-columns-repeated="16366"/>
        </table:table-row>
        <table:table-row table:style-name="ro4">
          <table:table-cell office:value-type="float" office:value="112" table:formula="of:=[BurnPlan.A4]" table:style-name="ce17">
            <text:p>112</text:p>
          </table:table-cell>
          <table:table-cell office:value-type="string" office:string-value="Payment to Kurt for improved infrastructure performance #112" table:formula="of:=[BurnPlan.B4]" table:style-name="ce18">
            <text:p>Payment to Kurt for improved infrastructure performance #112</text:p>
          </table:table-cell>
          <table:table-cell office:value-type="float" office:value="4800" table:formula="of:=[BurnPlan.C4]" table:style-name="ce19">
            <text:p>4,800</text:p>
          </table:table-cell>
          <table:table-cell office:value-type="float" office:value="0" table:formula="of:=[BurnPlan.D4]" table:style-name="ce19"/>
          <table:table-cell office:value-type="float" office:value="0" table:formula="of:=[BurnPlan.E4]" table:style-name="ce19"/>
          <table:table-cell office:value-type="currency" office:value="0" table:formula="of:=[BurnPlan.F4]-[BurnActual.F4]" table:style-name="ce22">
            <text:p>$0</text:p>
          </table:table-cell>
          <table:table-cell office:value-type="currency" office:value="0" table:formula="of:=[BurnPlan.G4]-[BurnActual.G4]" table:style-name="ce22">
            <text:p>$0</text:p>
          </table:table-cell>
          <table:table-cell office:value-type="currency" office:value="0" table:formula="of:=[BurnPlan.H4]-[BurnActual.H4]" table:style-name="ce22">
            <text:p>$0</text:p>
          </table:table-cell>
          <table:table-cell office:value-type="currency" office:value="0" table:formula="of:=[BurnPlan.I4]-[BurnActual.I4]" table:style-name="ce22">
            <text:p>$0</text:p>
          </table:table-cell>
          <table:table-cell office:value-type="currency" office:value="0" table:formula="of:=[BurnPlan.J4]-[BurnActual.J4]" table:style-name="ce22">
            <text:p>$0</text:p>
          </table:table-cell>
          <table:table-cell office:value-type="currency" office:value="0" table:formula="of:=[BurnPlan.K4]-[BurnActual.K4]" table:style-name="ce22">
            <text:p>$0</text:p>
          </table:table-cell>
          <table:table-cell office:value-type="currency" office:value="0" table:formula="of:=[BurnPlan.L4]-[BurnActual.L4]" table:style-name="ce22">
            <text:p>$0</text:p>
          </table:table-cell>
          <table:table-cell office:value-type="currency" office:value="0" table:formula="of:=[BurnPlan.M4]-[BurnActual.M4]" table:style-name="ce22">
            <text:p>$0</text:p>
          </table:table-cell>
          <table:table-cell office:value-type="currency" office:value="0" table:formula="of:=[BurnPlan.N4]-[BurnActual.N4]" table:style-name="ce22">
            <text:p>$0</text:p>
          </table:table-cell>
          <table:table-cell office:value-type="currency" office:value="0" table:formula="of:=[BurnPlan.O4]-[BurnActual.O4]" table:style-name="ce22">
            <text:p>$0</text:p>
          </table:table-cell>
          <table:table-cell office:value-type="currency" office:value="0" table:formula="of:=[BurnPlan.P4]-[BurnActual.P4]" table:style-name="ce22">
            <text:p>$0</text:p>
          </table:table-cell>
          <table:table-cell office:value-type="currency" office:value="0" table:formula="of:=[BurnPlan.Q4]-[BurnActual.Q4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48" table:formula="of:=[BurnPlan.A5]" table:style-name="ce17">
            <text:p>248</text:p>
          </table:table-cell>
          <table:table-cell office:value-type="string" office:string-value="Research Variant Parts #248 Hijma" table:formula="of:=[BurnPlan.B5]" table:style-name="ce18">
            <text:p>Research Variant Parts #248 Hijma</text:p>
          </table:table-cell>
          <table:table-cell office:value-type="float" office:value="8000" table:formula="of:=[BurnPlan.C5]" table:style-name="ce19">
            <text:p>8,000</text:p>
          </table:table-cell>
          <table:table-cell office:value-type="float" office:value="0" table:formula="of:=[BurnPlan.D5]" table:style-name="ce19"/>
          <table:table-cell office:value-type="float" office:value="0" table:formula="of:=[BurnPlan.E5]" table:style-name="ce19"/>
          <table:table-cell office:value-type="currency" office:value="0" table:formula="of:=[BurnPlan.F5]-[BurnActual.F5]" table:style-name="ce22">
            <text:p>$0</text:p>
          </table:table-cell>
          <table:table-cell office:value-type="currency" office:value="0" table:formula="of:=[BurnPlan.G5]-[BurnActual.G5]" table:style-name="ce22">
            <text:p>$0</text:p>
          </table:table-cell>
          <table:table-cell office:value-type="currency" office:value="-8000" table:formula="of:=[BurnPlan.H5]-[BurnActual.H5]" table:style-name="ce22">
            <text:p>-$8,000</text:p>
          </table:table-cell>
          <table:table-cell office:value-type="currency" office:value="0" table:formula="of:=[BurnPlan.I5]-[BurnActual.I5]" table:style-name="ce22">
            <text:p>$0</text:p>
          </table:table-cell>
          <table:table-cell office:value-type="currency" office:value="0" table:formula="of:=[BurnPlan.J5]-[BurnActual.J5]" table:style-name="ce22">
            <text:p>$0</text:p>
          </table:table-cell>
          <table:table-cell office:value-type="currency" office:value="0" table:formula="of:=[BurnPlan.K5]-[BurnActual.K5]" table:style-name="ce22">
            <text:p>$0</text:p>
          </table:table-cell>
          <table:table-cell office:value-type="currency" office:value="0" table:formula="of:=[BurnPlan.L5]-[BurnActual.L5]" table:style-name="ce22">
            <text:p>$0</text:p>
          </table:table-cell>
          <table:table-cell office:value-type="currency" office:value="0" table:formula="of:=[BurnPlan.M5]-[BurnActual.M5]" table:style-name="ce22">
            <text:p>$0</text:p>
          </table:table-cell>
          <table:table-cell office:value-type="currency" office:value="0" table:formula="of:=[BurnPlan.N5]-[BurnActual.N5]" table:style-name="ce22">
            <text:p>$0</text:p>
          </table:table-cell>
          <table:table-cell office:value-type="currency" office:value="0" table:formula="of:=[BurnPlan.O5]-[BurnActual.O5]" table:style-name="ce22">
            <text:p>$0</text:p>
          </table:table-cell>
          <table:table-cell office:value-type="currency" office:value="0" table:formula="of:=[BurnPlan.P5]-[BurnActual.P5]" table:style-name="ce22">
            <text:p>$0</text:p>
          </table:table-cell>
          <table:table-cell office:value-type="currency" office:value="0" table:formula="of:=[BurnPlan.Q5]-[BurnActual.Q5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47" table:formula="of:=[BurnPlan.A6]" table:style-name="ce17">
            <text:p>247</text:p>
          </table:table-cell>
          <table:table-cell office:value-type="string" office:string-value="Improve C++ API Documentation #247 Hijma" table:formula="of:=[BurnPlan.B6]" table:style-name="ce18">
            <text:p>Improve C++ API Documentation #247 Hijma</text:p>
          </table:table-cell>
          <table:table-cell office:value-type="float" office:value="8000" table:formula="of:=[BurnPlan.C6]" table:style-name="ce19">
            <text:p>8,000</text:p>
          </table:table-cell>
          <table:table-cell office:value-type="float" office:value="0" table:formula="of:=[BurnPlan.D6]" table:style-name="ce19"/>
          <table:table-cell office:value-type="float" office:value="0" table:formula="of:=[BurnPlan.E6]" table:style-name="ce19"/>
          <table:table-cell office:value-type="currency" office:value="0" table:formula="of:=[BurnPlan.F6]-[BurnActual.F6]" table:style-name="ce22">
            <text:p>$0</text:p>
          </table:table-cell>
          <table:table-cell office:value-type="currency" office:value="0" table:formula="of:=[BurnPlan.G6]-[BurnActual.G6]" table:style-name="ce22">
            <text:p>$0</text:p>
          </table:table-cell>
          <table:table-cell office:value-type="currency" office:value="0" table:formula="of:=[BurnPlan.H6]-[BurnActual.H6]" table:style-name="ce22">
            <text:p>$0</text:p>
          </table:table-cell>
          <table:table-cell office:value-type="currency" office:value="0" table:formula="of:=[BurnPlan.I6]-[BurnActual.I6]" table:style-name="ce22">
            <text:p>$0</text:p>
          </table:table-cell>
          <table:table-cell office:value-type="currency" office:value="0" table:formula="of:=[BurnPlan.J6]-[BurnActual.J6]" table:style-name="ce22">
            <text:p>$0</text:p>
          </table:table-cell>
          <table:table-cell office:value-type="currency" office:value="0" table:formula="of:=[BurnPlan.K6]-[BurnActual.K6]" table:style-name="ce22">
            <text:p>$0</text:p>
          </table:table-cell>
          <table:table-cell office:value-type="currency" office:value="0" table:formula="of:=[BurnPlan.L6]-[BurnActual.L6]" table:style-name="ce22">
            <text:p>$0</text:p>
          </table:table-cell>
          <table:table-cell office:value-type="currency" office:value="0" table:formula="of:=[BurnPlan.M6]-[BurnActual.M6]" table:style-name="ce22">
            <text:p>$0</text:p>
          </table:table-cell>
          <table:table-cell office:value-type="currency" office:value="0" table:formula="of:=[BurnPlan.N6]-[BurnActual.N6]" table:style-name="ce22">
            <text:p>$0</text:p>
          </table:table-cell>
          <table:table-cell office:value-type="currency" office:value="0" table:formula="of:=[BurnPlan.O6]-[BurnActual.O6]" table:style-name="ce22">
            <text:p>$0</text:p>
          </table:table-cell>
          <table:table-cell office:value-type="currency" office:value="0" table:formula="of:=[BurnPlan.P6]-[BurnActual.P6]" table:style-name="ce22">
            <text:p>$0</text:p>
          </table:table-cell>
          <table:table-cell office:value-type="currency" office:value="0" table:formula="of:=[BurnPlan.Q6]-[BurnActual.Q6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86" table:formula="of:=[BurnPlan.A7]" table:style-name="ce17">
            <text:p>286</text:p>
          </table:table-cell>
          <table:table-cell office:value-type="string" office:string-value="8000 EUR to Pieter Hijma for VarSet UX Improvement" table:formula="of:=[BurnPlan.B7]" table:style-name="ce18">
            <text:p>8000 EUR to Pieter Hijma for VarSet UX Improvement</text:p>
          </table:table-cell>
          <table:table-cell office:value-type="float" office:value="8000" table:formula="of:=[BurnPlan.C7]" table:style-name="ce19">
            <text:p>8,000</text:p>
          </table:table-cell>
          <table:table-cell office:value-type="float" office:value="0" table:formula="of:=[BurnPlan.D7]" table:style-name="ce19"/>
          <table:table-cell office:value-type="float" office:value="0" table:formula="of:=[BurnPlan.E7]" table:style-name="ce19"/>
          <table:table-cell office:value-type="currency" office:value="0" table:formula="of:=[BurnPlan.F7]-[BurnActual.F7]" table:style-name="ce22">
            <text:p>$0</text:p>
          </table:table-cell>
          <table:table-cell office:value-type="currency" office:value="0" table:formula="of:=[BurnPlan.G7]-[BurnActual.G7]" table:style-name="ce22">
            <text:p>$0</text:p>
          </table:table-cell>
          <table:table-cell office:value-type="currency" office:value="0" table:formula="of:=[BurnPlan.H7]-[BurnActual.H7]" table:style-name="ce22">
            <text:p>$0</text:p>
          </table:table-cell>
          <table:table-cell office:value-type="currency" office:value="0" table:formula="of:=[BurnPlan.I7]-[BurnActual.I7]" table:style-name="ce22">
            <text:p>$0</text:p>
          </table:table-cell>
          <table:table-cell office:value-type="currency" office:value="0" table:formula="of:=[BurnPlan.J7]-[BurnActual.J7]" table:style-name="ce22">
            <text:p>$0</text:p>
          </table:table-cell>
          <table:table-cell office:value-type="currency" office:value="0" table:formula="of:=[BurnPlan.K7]-[BurnActual.K7]" table:style-name="ce22">
            <text:p>$0</text:p>
          </table:table-cell>
          <table:table-cell office:value-type="currency" office:value="0" table:formula="of:=[BurnPlan.L7]-[BurnActual.L7]" table:style-name="ce22">
            <text:p>$0</text:p>
          </table:table-cell>
          <table:table-cell office:value-type="currency" office:value="0" table:formula="of:=[BurnPlan.M7]-[BurnActual.M7]" table:style-name="ce22">
            <text:p>$0</text:p>
          </table:table-cell>
          <table:table-cell office:value-type="currency" office:value="-4000" table:formula="of:=[BurnPlan.N7]-[BurnActual.N7]" table:style-name="ce22">
            <text:p>-$4,000</text:p>
          </table:table-cell>
          <table:table-cell office:value-type="currency" office:value="-4000" table:formula="of:=[BurnPlan.O7]-[BurnActual.O7]" table:style-name="ce22">
            <text:p>-$4,000</text:p>
          </table:table-cell>
          <table:table-cell office:value-type="currency" office:value="0" table:formula="of:=[BurnPlan.P7]-[BurnActual.P7]" table:style-name="ce22">
            <text:p>$0</text:p>
          </table:table-cell>
          <table:table-cell office:value-type="currency" office:value="0" table:formula="of:=[BurnPlan.Q7]-[BurnActual.Q7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87" table:formula="of:=[BurnPlan.A8]" table:style-name="ce17">
            <text:p>287</text:p>
          </table:table-cell>
          <table:table-cell office:value-type="string" office:string-value="1500 EUR Grant to kadet1090 for Unified Transparent Previews" table:formula="of:=[BurnPlan.B8]" table:style-name="ce18">
            <text:p>1500 EUR Grant to kadet1090 for Unified Transparent Previews</text:p>
          </table:table-cell>
          <table:table-cell office:value-type="float" office:value="1500" table:formula="of:=[BurnPlan.C8]" table:style-name="ce19">
            <text:p>1,500</text:p>
          </table:table-cell>
          <table:table-cell office:value-type="float" office:value="0" table:formula="of:=[BurnPlan.D8]" table:style-name="ce19"/>
          <table:table-cell office:value-type="float" office:value="0" table:formula="of:=[BurnPlan.E8]" table:style-name="ce19"/>
          <table:table-cell office:value-type="currency" office:value="0" table:formula="of:=[BurnPlan.F8]-[BurnActual.F8]" table:style-name="ce22">
            <text:p>$0</text:p>
          </table:table-cell>
          <table:table-cell office:value-type="currency" office:value="0" table:formula="of:=[BurnPlan.G8]-[BurnActual.G8]" table:style-name="ce22">
            <text:p>$0</text:p>
          </table:table-cell>
          <table:table-cell office:value-type="currency" office:value="0" table:formula="of:=[BurnPlan.H8]-[BurnActual.H8]" table:style-name="ce22">
            <text:p>$0</text:p>
          </table:table-cell>
          <table:table-cell office:value-type="currency" office:value="0" table:formula="of:=[BurnPlan.I8]-[BurnActual.I8]" table:style-name="ce22">
            <text:p>$0</text:p>
          </table:table-cell>
          <table:table-cell office:value-type="currency" office:value="0" table:formula="of:=[BurnPlan.J8]-[BurnActual.J8]" table:style-name="ce22">
            <text:p>$0</text:p>
          </table:table-cell>
          <table:table-cell office:value-type="currency" office:value="0" table:formula="of:=[BurnPlan.K8]-[BurnActual.K8]" table:style-name="ce22">
            <text:p>$0</text:p>
          </table:table-cell>
          <table:table-cell office:value-type="currency" office:value="0" table:formula="of:=[BurnPlan.L8]-[BurnActual.L8]" table:style-name="ce22">
            <text:p>$0</text:p>
          </table:table-cell>
          <table:table-cell office:value-type="currency" office:value="0" table:formula="of:=[BurnPlan.M8]-[BurnActual.M8]" table:style-name="ce22">
            <text:p>$0</text:p>
          </table:table-cell>
          <table:table-cell office:value-type="currency" office:value="0" table:formula="of:=[BurnPlan.N8]-[BurnActual.N8]" table:style-name="ce22">
            <text:p>$0</text:p>
          </table:table-cell>
          <table:table-cell office:value-type="currency" office:value="0" table:formula="of:=[BurnPlan.O8]-[BurnActual.O8]" table:style-name="ce22">
            <text:p>$0</text:p>
          </table:table-cell>
          <table:table-cell office:value-type="currency" office:value="0" table:formula="of:=[BurnPlan.P8]-[BurnActual.P8]" table:style-name="ce22">
            <text:p>$0</text:p>
          </table:table-cell>
          <table:table-cell office:value-type="currency" office:value="0" table:formula="of:=[BurnPlan.Q8]-[BurnActual.Q8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88" table:formula="of:=[BurnPlan.A9]" table:style-name="ce17">
            <text:p>288</text:p>
          </table:table-cell>
          <table:table-cell office:value-type="string" office:string-value="1750 USD to Obelisk for icon design" table:formula="of:=[BurnPlan.B9]" table:style-name="ce18">
            <text:p>1750 USD to Obelisk for icon design</text:p>
          </table:table-cell>
          <table:table-cell office:value-type="float" office:value="1750" table:formula="of:=[BurnPlan.C9]" table:style-name="ce19">
            <text:p>1,750</text:p>
          </table:table-cell>
          <table:table-cell office:value-type="float" office:value="0" table:formula="of:=[BurnPlan.D9]" table:style-name="ce19"/>
          <table:table-cell office:value-type="float" office:value="0" table:formula="of:=[BurnPlan.E9]" table:style-name="ce19"/>
          <table:table-cell office:value-type="currency" office:value="0" table:formula="of:=[BurnPlan.F9]-[BurnActual.F9]" table:style-name="ce22">
            <text:p>$0</text:p>
          </table:table-cell>
          <table:table-cell office:value-type="currency" office:value="0" table:formula="of:=[BurnPlan.G9]-[BurnActual.G9]" table:style-name="ce22">
            <text:p>$0</text:p>
          </table:table-cell>
          <table:table-cell office:value-type="currency" office:value="0" table:formula="of:=[BurnPlan.H9]-[BurnActual.H9]" table:style-name="ce22">
            <text:p>$0</text:p>
          </table:table-cell>
          <table:table-cell office:value-type="currency" office:value="0" table:formula="of:=[BurnPlan.I9]-[BurnActual.I9]" table:style-name="ce22">
            <text:p>$0</text:p>
          </table:table-cell>
          <table:table-cell office:value-type="currency" office:value="0" table:formula="of:=[BurnPlan.J9]-[BurnActual.J9]" table:style-name="ce22">
            <text:p>$0</text:p>
          </table:table-cell>
          <table:table-cell office:value-type="currency" office:value="0" table:formula="of:=[BurnPlan.K9]-[BurnActual.K9]" table:style-name="ce22">
            <text:p>$0</text:p>
          </table:table-cell>
          <table:table-cell office:value-type="currency" office:value="0" table:formula="of:=[BurnPlan.L9]-[BurnActual.L9]" table:style-name="ce22">
            <text:p>$0</text:p>
          </table:table-cell>
          <table:table-cell office:value-type="currency" office:value="0" table:formula="of:=[BurnPlan.M9]-[BurnActual.M9]" table:style-name="ce22">
            <text:p>$0</text:p>
          </table:table-cell>
          <table:table-cell office:value-type="currency" office:value="0" table:formula="of:=[BurnPlan.N9]-[BurnActual.N9]" table:style-name="ce22">
            <text:p>$0</text:p>
          </table:table-cell>
          <table:table-cell office:value-type="currency" office:value="0" table:formula="of:=[BurnPlan.O9]-[BurnActual.O9]" table:style-name="ce22">
            <text:p>$0</text:p>
          </table:table-cell>
          <table:table-cell office:value-type="currency" office:value="0" table:formula="of:=[BurnPlan.P9]-[BurnActual.P9]" table:style-name="ce22">
            <text:p>$0</text:p>
          </table:table-cell>
          <table:table-cell office:value-type="currency" office:value="0" table:formula="of:=[BurnPlan.Q9]-[BurnActual.Q9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80" table:formula="of:=[BurnPlan.A10]" table:style-name="ce17">
            <text:p>280</text:p>
          </table:table-cell>
          <table:table-cell office:value-type="string" office:string-value="3000 USD Grant to reqrefusion re documentation" table:formula="of:=[BurnPlan.B10]" table:style-name="ce18">
            <text:p>3000 USD Grant to reqrefusion re documentation</text:p>
          </table:table-cell>
          <table:table-cell office:value-type="float" office:value="3000" table:formula="of:=[BurnPlan.C10]" table:style-name="ce19">
            <text:p>3,000</text:p>
          </table:table-cell>
          <table:table-cell office:value-type="float" office:value="0" table:formula="of:=[BurnPlan.D10]" table:style-name="ce19"/>
          <table:table-cell office:value-type="float" office:value="0" table:formula="of:=[BurnPlan.E10]" table:style-name="ce19"/>
          <table:table-cell office:value-type="currency" office:value="-1500" table:formula="of:=[BurnPlan.F10]-[BurnActual.F10]" table:style-name="ce22">
            <text:p>-$1,500</text:p>
          </table:table-cell>
          <table:table-cell office:value-type="currency" office:value="0" table:formula="of:=[BurnPlan.G10]-[BurnActual.G10]" table:style-name="ce22">
            <text:p>$0</text:p>
          </table:table-cell>
          <table:table-cell office:value-type="currency" office:value="0" table:formula="of:=[BurnPlan.H10]-[BurnActual.H10]" table:style-name="ce22">
            <text:p>$0</text:p>
          </table:table-cell>
          <table:table-cell office:value-type="currency" office:value="0" table:formula="of:=[BurnPlan.I10]-[BurnActual.I10]" table:style-name="ce22">
            <text:p>$0</text:p>
          </table:table-cell>
          <table:table-cell office:value-type="currency" office:value="0" table:formula="of:=[BurnPlan.J10]-[BurnActual.J10]" table:style-name="ce22">
            <text:p>$0</text:p>
          </table:table-cell>
          <table:table-cell office:value-type="currency" office:value="0" table:formula="of:=[BurnPlan.K10]-[BurnActual.K10]" table:style-name="ce22">
            <text:p>$0</text:p>
          </table:table-cell>
          <table:table-cell office:value-type="currency" office:value="0" table:formula="of:=[BurnPlan.L10]-[BurnActual.L10]" table:style-name="ce22">
            <text:p>$0</text:p>
          </table:table-cell>
          <table:table-cell office:value-type="currency" office:value="0" table:formula="of:=[BurnPlan.M10]-[BurnActual.M10]" table:style-name="ce22">
            <text:p>$0</text:p>
          </table:table-cell>
          <table:table-cell office:value-type="currency" office:value="0" table:formula="of:=[BurnPlan.N10]-[BurnActual.N10]" table:style-name="ce22">
            <text:p>$0</text:p>
          </table:table-cell>
          <table:table-cell office:value-type="currency" office:value="0" table:formula="of:=[BurnPlan.O10]-[BurnActual.O10]" table:style-name="ce22">
            <text:p>$0</text:p>
          </table:table-cell>
          <table:table-cell office:value-type="currency" office:value="0" table:formula="of:=[BurnPlan.P10]-[BurnActual.P10]" table:style-name="ce22">
            <text:p>$0</text:p>
          </table:table-cell>
          <table:table-cell office:value-type="currency" office:value="0" table:formula="of:=[BurnPlan.Q10]-[BurnActual.Q10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89" table:formula="of:=[BurnPlan.A11]" table:style-name="ce17">
            <text:p>289</text:p>
          </table:table-cell>
          <table:table-cell office:value-type="string" office:string-value="6000 USD grant to Dr. Rajeevlochana G. Chittawadigi" table:formula="of:=[BurnPlan.B11]" table:style-name="ce18">
            <text:p>6000 USD grant to Dr. Rajeevlochana G. Chittawadigi</text:p>
          </table:table-cell>
          <table:table-cell office:value-type="float" office:value="6000" table:formula="of:=[BurnPlan.C11]" table:style-name="ce19">
            <text:p>6,000</text:p>
          </table:table-cell>
          <table:table-cell office:value-type="float" office:value="0" table:formula="of:=[BurnPlan.D11]" table:style-name="ce19"/>
          <table:table-cell office:value-type="float" office:value="0" table:formula="of:=[BurnPlan.E11]" table:style-name="ce19"/>
          <table:table-cell office:value-type="currency" office:value="0" table:formula="of:=[BurnPlan.F11]-[BurnActual.F11]" table:style-name="ce22">
            <text:p>$0</text:p>
          </table:table-cell>
          <table:table-cell office:value-type="currency" office:value="0" table:formula="of:=[BurnPlan.G11]-[BurnActual.G11]" table:style-name="ce22">
            <text:p>$0</text:p>
          </table:table-cell>
          <table:table-cell office:value-type="currency" office:value="0" table:formula="of:=[BurnPlan.H11]-[BurnActual.H11]" table:style-name="ce22">
            <text:p>$0</text:p>
          </table:table-cell>
          <table:table-cell office:value-type="currency" office:value="0" table:formula="of:=[BurnPlan.I11]-[BurnActual.I11]" table:style-name="ce22">
            <text:p>$0</text:p>
          </table:table-cell>
          <table:table-cell office:value-type="currency" office:value="0" table:formula="of:=[BurnPlan.J11]-[BurnActual.J11]" table:style-name="ce22">
            <text:p>$0</text:p>
          </table:table-cell>
          <table:table-cell office:value-type="currency" office:value="0" table:formula="of:=[BurnPlan.K11]-[BurnActual.K11]" table:style-name="ce22">
            <text:p>$0</text:p>
          </table:table-cell>
          <table:table-cell office:value-type="currency" office:value="0" table:formula="of:=[BurnPlan.L11]-[BurnActual.L11]" table:style-name="ce22">
            <text:p>$0</text:p>
          </table:table-cell>
          <table:table-cell office:value-type="currency" office:value="0" table:formula="of:=[BurnPlan.M11]-[BurnActual.M11]" table:style-name="ce22">
            <text:p>$0</text:p>
          </table:table-cell>
          <table:table-cell office:value-type="currency" office:value="0" table:formula="of:=[BurnPlan.N11]-[BurnActual.N11]" table:style-name="ce22">
            <text:p>$0</text:p>
          </table:table-cell>
          <table:table-cell office:value-type="currency" office:value="0" table:formula="of:=[BurnPlan.O11]-[BurnActual.O11]" table:style-name="ce22">
            <text:p>$0</text:p>
          </table:table-cell>
          <table:table-cell office:value-type="currency" office:value="0" table:formula="of:=[BurnPlan.P11]-[BurnActual.P11]" table:style-name="ce22">
            <text:p>$0</text:p>
          </table:table-cell>
          <table:table-cell office:value-type="currency" office:value="0" table:formula="of:=[BurnPlan.Q11]-[BurnActual.Q11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12]" table:style-name="ce17"/>
          <table:table-cell office:value-type="string" table:style-name="ce2">
            <text:p>Other one time grants</text:p>
          </table:table-cell>
          <table:table-cell office:value-type="float" office:value="0" table:formula="of:=[BurnPlan.C12]" table:style-name="ce19"/>
          <table:table-cell office:value-type="float" office:value="0" table:formula="of:=[BurnPlan.D12]" table:style-name="ce19"/>
          <table:table-cell office:value-type="float" office:value="0" table:formula="of:=[BurnPlan.E12]" table:style-name="ce19"/>
          <table:table-cell office:value-type="currency" office:value="-2000" table:formula="of:=[BurnPlan.F12]-[BurnActual.F12]" table:style-name="ce22">
            <text:p>-$2,000</text:p>
          </table:table-cell>
          <table:table-cell office:value-type="currency" office:value="0" table:formula="of:=[BurnPlan.G12]-[BurnActual.G12]" table:style-name="ce22">
            <text:p>$0</text:p>
          </table:table-cell>
          <table:table-cell office:value-type="currency" office:value="-1845" table:formula="of:=[BurnPlan.H12]-[BurnActual.H12]" table:style-name="ce22">
            <text:p>-$1,845</text:p>
          </table:table-cell>
          <table:table-cell office:value-type="currency" office:value="-2000" table:formula="of:=[BurnPlan.I12]-[BurnActual.I12]" table:style-name="ce22">
            <text:p>-$2,000</text:p>
          </table:table-cell>
          <table:table-cell office:value-type="currency" office:value="0" table:formula="of:=[BurnPlan.J12]-[BurnActual.J12]" table:style-name="ce22">
            <text:p>$0</text:p>
          </table:table-cell>
          <table:table-cell office:value-type="currency" office:value="-5466" table:formula="of:=[BurnPlan.K12]-[BurnActual.K12]" table:style-name="ce22">
            <text:p>-$5,466</text:p>
          </table:table-cell>
          <table:table-cell office:value-type="currency" office:value="-500" table:formula="of:=[BurnPlan.L12]-[BurnActual.L12]" table:style-name="ce22">
            <text:p>-$500</text:p>
          </table:table-cell>
          <table:table-cell office:value-type="currency" office:value="0" table:formula="of:=[BurnPlan.M12]-[BurnActual.M12]" table:style-name="ce22">
            <text:p>$0</text:p>
          </table:table-cell>
          <table:table-cell office:value-type="currency" office:value="-1529.6399999999999" table:formula="of:=[BurnPlan.N12]-[BurnActual.N12]" table:style-name="ce22">
            <text:p>-$1,530</text:p>
          </table:table-cell>
          <table:table-cell office:value-type="currency" office:value="-8035.87" table:formula="of:=[BurnPlan.O12]-[BurnActual.O12]" table:style-name="ce22">
            <text:p>-$8,036</text:p>
          </table:table-cell>
          <table:table-cell office:value-type="currency" office:value="0" table:formula="of:=[BurnPlan.P12]-[BurnActual.P12]" table:style-name="ce22">
            <text:p>$0</text:p>
          </table:table-cell>
          <table:table-cell office:value-type="currency" office:value="0" table:formula="of:=[BurnPlan.Q12]-[BurnActual.Q12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table:style-name="ce17"/>
          <table:table-cell table:style-name="ce18"/>
          <table:table-cell table:number-columns-repeated="3" table:style-name="ce19"/>
          <table:table-cell office:value-type="currency" office:value="0" table:formula="of:=[BurnPlan.F13]-[BurnActual.F13]" table:style-name="ce22">
            <text:p>$0</text:p>
          </table:table-cell>
          <table:table-cell office:value-type="currency" office:value="0" table:formula="of:=[BurnPlan.G13]-[BurnActual.G13]" table:style-name="ce22">
            <text:p>$0</text:p>
          </table:table-cell>
          <table:table-cell office:value-type="currency" office:value="0" table:formula="of:=[BurnPlan.H13]-[BurnActual.H13]" table:style-name="ce22">
            <text:p>$0</text:p>
          </table:table-cell>
          <table:table-cell office:value-type="currency" office:value="0" table:formula="of:=[BurnPlan.I13]-[BurnActual.I13]" table:style-name="ce22">
            <text:p>$0</text:p>
          </table:table-cell>
          <table:table-cell office:value-type="currency" office:value="0" table:formula="of:=[BurnPlan.J13]-[BurnActual.J13]" table:style-name="ce22">
            <text:p>$0</text:p>
          </table:table-cell>
          <table:table-cell office:value-type="currency" office:value="0" table:formula="of:=[BurnPlan.K13]-[BurnActual.K13]" table:style-name="ce22">
            <text:p>$0</text:p>
          </table:table-cell>
          <table:table-cell office:value-type="currency" office:value="0" table:formula="of:=[BurnPlan.L13]-[BurnActual.L13]" table:style-name="ce22">
            <text:p>$0</text:p>
          </table:table-cell>
          <table:table-cell office:value-type="currency" office:value="0" table:formula="of:=[BurnPlan.M13]-[BurnActual.M13]" table:style-name="ce22">
            <text:p>$0</text:p>
          </table:table-cell>
          <table:table-cell office:value-type="currency" office:value="0" table:formula="of:=[BurnPlan.N13]-[BurnActual.N13]" table:style-name="ce22">
            <text:p>$0</text:p>
          </table:table-cell>
          <table:table-cell office:value-type="currency" office:value="0" table:formula="of:=[BurnPlan.O13]-[BurnActual.O13]" table:style-name="ce22">
            <text:p>$0</text:p>
          </table:table-cell>
          <table:table-cell office:value-type="currency" office:value="0" table:formula="of:=[BurnPlan.P13]-[BurnActual.P13]" table:style-name="ce22">
            <text:p>$0</text:p>
          </table:table-cell>
          <table:table-cell office:value-type="currency" office:value="0" table:formula="of:=[BurnPlan.Q13]-[BurnActual.Q13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14]" table:style-name="ce17"/>
          <table:table-cell office:value-type="string" office:string-value="FOSDEM 2025 Facilities" table:formula="of:=[BurnPlan.B14]" table:style-name="ce18">
            <text:p>FOSDEM 2025 Facilities</text:p>
          </table:table-cell>
          <table:table-cell office:value-type="float" office:value="4500" table:formula="of:=[BurnPlan.C14]" table:style-name="ce19">
            <text:p>4,500</text:p>
          </table:table-cell>
          <table:table-cell office:value-type="string" office:string-value="Jan" table:formula="of:=[BurnPlan.D14]" table:style-name="ce19">
            <text:p>Jan</text:p>
          </table:table-cell>
          <table:table-cell office:value-type="string" office:string-value="Mar" table:formula="of:=[BurnPlan.E14]" table:style-name="ce19">
            <text:p>Mar</text:p>
          </table:table-cell>
          <table:table-cell office:value-type="currency" office:value="-423.75" table:formula="of:=[BurnPlan.F14]-[BurnActual.F14]" table:style-name="ce22">
            <text:p>-$424</text:p>
          </table:table-cell>
          <table:table-cell office:value-type="currency" office:value="-2315.59" table:formula="of:=[BurnPlan.G14]-[BurnActual.G14]" table:style-name="ce22">
            <text:p>-$2,316</text:p>
          </table:table-cell>
          <table:table-cell office:value-type="currency" office:value="1500" table:formula="of:=[BurnPlan.H14]-[BurnActual.H14]" table:style-name="ce22">
            <text:p>$1,500</text:p>
          </table:table-cell>
          <table:table-cell office:value-type="currency" office:value="-583" table:formula="of:=[BurnPlan.I14]-[BurnActual.I14]" table:style-name="ce22">
            <text:p>-$583</text:p>
          </table:table-cell>
          <table:table-cell office:value-type="currency" office:value="0" table:formula="of:=[BurnPlan.J14]-[BurnActual.J14]" table:style-name="ce22">
            <text:p>$0</text:p>
          </table:table-cell>
          <table:table-cell office:value-type="currency" office:value="0" table:formula="of:=[BurnPlan.K14]-[BurnActual.K14]" table:style-name="ce22">
            <text:p>$0</text:p>
          </table:table-cell>
          <table:table-cell office:value-type="currency" office:value="0" table:formula="of:=[BurnPlan.L14]-[BurnActual.L14]" table:style-name="ce22">
            <text:p>$0</text:p>
          </table:table-cell>
          <table:table-cell office:value-type="currency" office:value="0" table:formula="of:=[BurnPlan.M14]-[BurnActual.M14]" table:style-name="ce22">
            <text:p>$0</text:p>
          </table:table-cell>
          <table:table-cell office:value-type="currency" office:value="0" table:formula="of:=[BurnPlan.N14]-[BurnActual.N14]" table:style-name="ce22">
            <text:p>$0</text:p>
          </table:table-cell>
          <table:table-cell office:value-type="currency" office:value="0" table:formula="of:=[BurnPlan.O14]-[BurnActual.O14]" table:style-name="ce22">
            <text:p>$0</text:p>
          </table:table-cell>
          <table:table-cell office:value-type="currency" office:value="0" table:formula="of:=[BurnPlan.P14]-[BurnActual.P14]" table:style-name="ce22">
            <text:p>$0</text:p>
          </table:table-cell>
          <table:table-cell office:value-type="currency" office:value="0" table:formula="of:=[BurnPlan.Q14]-[BurnActual.Q14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15]" table:style-name="ce17"/>
          <table:table-cell office:value-type="string" office:string-value="FOSDEM 2025 Travel" table:formula="of:=[BurnPlan.B15]" table:style-name="ce18">
            <text:p>FOSDEM 2025 Travel</text:p>
          </table:table-cell>
          <table:table-cell office:value-type="float" office:value="6000" table:formula="of:=[BurnPlan.C15]" table:style-name="ce19">
            <text:p>6,000</text:p>
          </table:table-cell>
          <table:table-cell office:value-type="string" office:string-value="Jan" table:formula="of:=[BurnPlan.D15]" table:style-name="ce19">
            <text:p>Jan</text:p>
          </table:table-cell>
          <table:table-cell office:value-type="string" office:string-value="Mar" table:formula="of:=[BurnPlan.E15]" table:style-name="ce19">
            <text:p>Mar</text:p>
          </table:table-cell>
          <table:table-cell office:value-type="currency" office:value="-610.30999999999995" table:formula="of:=[BurnPlan.F15]-[BurnActual.F15]" table:style-name="ce22">
            <text:p>-$610</text:p>
          </table:table-cell>
          <table:table-cell office:value-type="currency" office:value="1592.63" table:formula="of:=[BurnPlan.G15]-[BurnActual.G15]" table:style-name="ce22">
            <text:p>$1,593</text:p>
          </table:table-cell>
          <table:table-cell office:value-type="currency" office:value="1000" table:formula="of:=[BurnPlan.H15]-[BurnActual.H15]" table:style-name="ce22">
            <text:p>$1,000</text:p>
          </table:table-cell>
          <table:table-cell office:value-type="currency" office:value="0" table:formula="of:=[BurnPlan.I15]-[BurnActual.I15]" table:style-name="ce22">
            <text:p>$0</text:p>
          </table:table-cell>
          <table:table-cell office:value-type="currency" office:value="0" table:formula="of:=[BurnPlan.J15]-[BurnActual.J15]" table:style-name="ce22">
            <text:p>$0</text:p>
          </table:table-cell>
          <table:table-cell office:value-type="currency" office:value="0" table:formula="of:=[BurnPlan.K15]-[BurnActual.K15]" table:style-name="ce22">
            <text:p>$0</text:p>
          </table:table-cell>
          <table:table-cell office:value-type="currency" office:value="0" table:formula="of:=[BurnPlan.L15]-[BurnActual.L15]" table:style-name="ce22">
            <text:p>$0</text:p>
          </table:table-cell>
          <table:table-cell office:value-type="currency" office:value="0" table:formula="of:=[BurnPlan.M15]-[BurnActual.M15]" table:style-name="ce22">
            <text:p>$0</text:p>
          </table:table-cell>
          <table:table-cell office:value-type="currency" office:value="0" table:formula="of:=[BurnPlan.N15]-[BurnActual.N15]" table:style-name="ce22">
            <text:p>$0</text:p>
          </table:table-cell>
          <table:table-cell office:value-type="currency" office:value="0" table:formula="of:=[BurnPlan.O15]-[BurnActual.O15]" table:style-name="ce22">
            <text:p>$0</text:p>
          </table:table-cell>
          <table:table-cell office:value-type="currency" office:value="0" table:formula="of:=[BurnPlan.P15]-[BurnActual.P15]" table:style-name="ce22">
            <text:p>$0</text:p>
          </table:table-cell>
          <table:table-cell office:value-type="currency" office:value="0" table:formula="of:=[BurnPlan.Q15]-[BurnActual.Q15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16]" table:style-name="ce17"/>
          <table:table-cell office:value-type="string" office:string-value="North American Meet Up (??)" table:formula="of:=[BurnPlan.B16]" table:style-name="ce18">
            <text:p>North American Meet Up (??)</text:p>
          </table:table-cell>
          <table:table-cell office:value-type="float" office:value="0" table:formula="of:=[BurnPlan.C16]" table:style-name="ce19"/>
          <table:table-cell office:value-type="string" office:string-value="Jul" table:formula="of:=[BurnPlan.D16]" table:style-name="ce19">
            <text:p>Jul</text:p>
          </table:table-cell>
          <table:table-cell office:value-type="string" office:string-value="Sep" table:formula="of:=[BurnPlan.E16]" table:style-name="ce19">
            <text:p>Sep</text:p>
          </table:table-cell>
          <table:table-cell office:value-type="currency" office:value="0" table:formula="of:=[BurnPlan.F16]-[BurnActual.F16]" table:style-name="ce22">
            <text:p>$0</text:p>
          </table:table-cell>
          <table:table-cell office:value-type="currency" office:value="0" table:formula="of:=[BurnPlan.G16]-[BurnActual.G16]" table:style-name="ce22">
            <text:p>$0</text:p>
          </table:table-cell>
          <table:table-cell office:value-type="currency" office:value="0" table:formula="of:=[BurnPlan.H16]-[BurnActual.H16]" table:style-name="ce22">
            <text:p>$0</text:p>
          </table:table-cell>
          <table:table-cell office:value-type="currency" office:value="0" table:formula="of:=[BurnPlan.I16]-[BurnActual.I16]" table:style-name="ce22">
            <text:p>$0</text:p>
          </table:table-cell>
          <table:table-cell office:value-type="currency" office:value="0" table:formula="of:=[BurnPlan.J16]-[BurnActual.J16]" table:style-name="ce22">
            <text:p>$0</text:p>
          </table:table-cell>
          <table:table-cell office:value-type="currency" office:value="0" table:formula="of:=[BurnPlan.K16]-[BurnActual.K16]" table:style-name="ce22">
            <text:p>$0</text:p>
          </table:table-cell>
          <table:table-cell office:value-type="currency" office:value="0" table:formula="of:=[BurnPlan.L16]-[BurnActual.L16]" table:style-name="ce22">
            <text:p>$0</text:p>
          </table:table-cell>
          <table:table-cell office:value-type="currency" office:value="-600" table:formula="of:=[BurnPlan.M16]-[BurnActual.M16]" table:style-name="ce22">
            <text:p>-$600</text:p>
          </table:table-cell>
          <table:table-cell office:value-type="currency" office:value="0" table:formula="of:=[BurnPlan.N16]-[BurnActual.N16]" table:style-name="ce22">
            <text:p>$0</text:p>
          </table:table-cell>
          <table:table-cell office:value-type="currency" office:value="-541.35" table:formula="of:=[BurnPlan.O16]-[BurnActual.O16]" table:style-name="ce22">
            <text:p>-$541</text:p>
          </table:table-cell>
          <table:table-cell office:value-type="currency" office:value="0" table:formula="of:=[BurnPlan.P16]-[BurnActual.P16]" table:style-name="ce22">
            <text:p>$0</text:p>
          </table:table-cell>
          <table:table-cell office:value-type="currency" office:value="0" table:formula="of:=[BurnPlan.Q16]-[BurnActual.Q16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17]" table:style-name="ce17"/>
          <table:table-cell table:style-name="ce18"/>
          <table:table-cell office:value-type="float" office:value="0" table:formula="of:=[BurnPlan.C17]" table:style-name="ce19"/>
          <table:table-cell office:value-type="float" office:value="0" table:formula="of:=[BurnPlan.D17]" table:style-name="ce19"/>
          <table:table-cell office:value-type="float" office:value="0" table:formula="of:=[BurnPlan.E17]" table:style-name="ce19"/>
          <table:table-cell office:value-type="currency" office:value="0" table:formula="of:=[BurnPlan.F17]-[BurnActual.F17]" table:style-name="ce22">
            <text:p>$0</text:p>
          </table:table-cell>
          <table:table-cell office:value-type="currency" office:value="0" table:formula="of:=[BurnPlan.G17]-[BurnActual.G17]" table:style-name="ce22">
            <text:p>$0</text:p>
          </table:table-cell>
          <table:table-cell office:value-type="currency" office:value="0" table:formula="of:=[BurnPlan.H17]-[BurnActual.H17]" table:style-name="ce22">
            <text:p>$0</text:p>
          </table:table-cell>
          <table:table-cell office:value-type="currency" office:value="0" table:formula="of:=[BurnPlan.I17]-[BurnActual.I17]" table:style-name="ce22">
            <text:p>$0</text:p>
          </table:table-cell>
          <table:table-cell office:value-type="currency" office:value="0" table:formula="of:=[BurnPlan.J17]-[BurnActual.J17]" table:style-name="ce22">
            <text:p>$0</text:p>
          </table:table-cell>
          <table:table-cell office:value-type="currency" office:value="0" table:formula="of:=[BurnPlan.K17]-[BurnActual.K17]" table:style-name="ce22">
            <text:p>$0</text:p>
          </table:table-cell>
          <table:table-cell office:value-type="currency" office:value="0" table:formula="of:=[BurnPlan.L17]-[BurnActual.L17]" table:style-name="ce22">
            <text:p>$0</text:p>
          </table:table-cell>
          <table:table-cell office:value-type="currency" office:value="0" table:formula="of:=[BurnPlan.M17]-[BurnActual.M17]" table:style-name="ce22">
            <text:p>$0</text:p>
          </table:table-cell>
          <table:table-cell office:value-type="currency" office:value="0" table:formula="of:=[BurnPlan.N17]-[BurnActual.N17]" table:style-name="ce22">
            <text:p>$0</text:p>
          </table:table-cell>
          <table:table-cell office:value-type="currency" office:value="0" table:formula="of:=[BurnPlan.O17]-[BurnActual.O17]" table:style-name="ce22">
            <text:p>$0</text:p>
          </table:table-cell>
          <table:table-cell office:value-type="currency" office:value="0" table:formula="of:=[BurnPlan.P17]-[BurnActual.P17]" table:style-name="ce22">
            <text:p>$0</text:p>
          </table:table-cell>
          <table:table-cell office:value-type="currency" office:value="0" table:formula="of:=[BurnPlan.Q17]-[BurnActual.Q17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100" table:formula="of:=[BurnPlan.A18]" table:style-name="ce17">
            <text:p>100</text:p>
          </table:table-cell>
          <table:table-cell office:value-type="string" office:string-value="Payment to Adrian for maintenance and release support #100" table:formula="of:=[BurnPlan.B18]" table:style-name="ce18">
            <text:p>Payment to Adrian for maintenance and release support #100</text:p>
          </table:table-cell>
          <table:table-cell office:value-type="float" office:value="12000" table:formula="of:=[BurnPlan.C18]" table:style-name="ce19">
            <text:p>12,000</text:p>
          </table:table-cell>
          <table:table-cell office:value-type="string" office:string-value="Jan" table:formula="of:=[BurnPlan.D18]" table:style-name="ce19">
            <text:p>Jan</text:p>
          </table:table-cell>
          <table:table-cell office:value-type="string" office:string-value="Dec" table:formula="of:=[BurnPlan.E18]" table:style-name="ce19">
            <text:p>Dec</text:p>
          </table:table-cell>
          <table:table-cell office:value-type="currency" office:value="0" table:formula="of:=[BurnPlan.F18]-[BurnActual.F18]" table:style-name="ce22">
            <text:p>$0</text:p>
          </table:table-cell>
          <table:table-cell office:value-type="currency" office:value="0" table:formula="of:=[BurnPlan.G18]-[BurnActual.G18]" table:style-name="ce22">
            <text:p>$0</text:p>
          </table:table-cell>
          <table:table-cell office:value-type="currency" office:value="0" table:formula="of:=[BurnPlan.H18]-[BurnActual.H18]" table:style-name="ce22">
            <text:p>$0</text:p>
          </table:table-cell>
          <table:table-cell office:value-type="currency" office:value="0" table:formula="of:=[BurnPlan.I18]-[BurnActual.I18]" table:style-name="ce22">
            <text:p>$0</text:p>
          </table:table-cell>
          <table:table-cell office:value-type="currency" office:value="1000" table:formula="of:=[BurnPlan.J18]-[BurnActual.J18]" table:style-name="ce22">
            <text:p>$1,000</text:p>
          </table:table-cell>
          <table:table-cell office:value-type="currency" office:value="-1000" table:formula="of:=[BurnPlan.K18]-[BurnActual.K18]" table:style-name="ce22">
            <text:p>-$1,000</text:p>
          </table:table-cell>
          <table:table-cell office:value-type="currency" office:value="-1000" table:formula="of:=[BurnPlan.L18]-[BurnActual.L18]" table:style-name="ce22">
            <text:p>-$1,000</text:p>
          </table:table-cell>
          <table:table-cell office:value-type="currency" office:value="0" table:formula="of:=[BurnPlan.M18]-[BurnActual.M18]" table:style-name="ce22">
            <text:p>$0</text:p>
          </table:table-cell>
          <table:table-cell office:value-type="currency" office:value="1000" table:formula="of:=[BurnPlan.N18]-[BurnActual.N18]" table:style-name="ce22">
            <text:p>$1,000</text:p>
          </table:table-cell>
          <table:table-cell office:value-type="currency" office:value="-1000" table:formula="of:=[BurnPlan.O18]-[BurnActual.O18]" table:style-name="ce22">
            <text:p>-$1,000</text:p>
          </table:table-cell>
          <table:table-cell office:value-type="currency" office:value="1000" table:formula="of:=[BurnPlan.P18]-[BurnActual.P18]" table:style-name="ce22">
            <text:p>$1,000</text:p>
          </table:table-cell>
          <table:table-cell office:value-type="currency" office:value="1000" table:formula="of:=[BurnPlan.Q18]-[BurnActual.Q18]" table:style-name="ce22">
            <text:p>$1,0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168" table:formula="of:=[BurnPlan.A19]" table:style-name="ce17">
            <text:p>168</text:p>
          </table:table-cell>
          <table:table-cell office:value-type="string" office:string-value="Monthly payment to Max Wilfinger for Bug Triage Project #168" table:formula="of:=[BurnPlan.B19]" table:style-name="ce18">
            <text:p>Monthly payment to Max Wilfinger for Bug Triage Project #168</text:p>
          </table:table-cell>
          <table:table-cell office:value-type="float" office:value="12000" table:formula="of:=[BurnPlan.C19]" table:style-name="ce19">
            <text:p>12,000</text:p>
          </table:table-cell>
          <table:table-cell office:value-type="string" office:string-value="Jan" table:formula="of:=[BurnPlan.D19]" table:style-name="ce19">
            <text:p>Jan</text:p>
          </table:table-cell>
          <table:table-cell office:value-type="string" office:string-value="Dec" table:formula="of:=[BurnPlan.E19]" table:style-name="ce19">
            <text:p>Dec</text:p>
          </table:table-cell>
          <table:table-cell office:value-type="currency" office:value="0" table:formula="of:=[BurnPlan.F19]-[BurnActual.F19]" table:style-name="ce22">
            <text:p>$0</text:p>
          </table:table-cell>
          <table:table-cell office:value-type="currency" office:value="0" table:formula="of:=[BurnPlan.G19]-[BurnActual.G19]" table:style-name="ce22">
            <text:p>$0</text:p>
          </table:table-cell>
          <table:table-cell office:value-type="currency" office:value="0" table:formula="of:=[BurnPlan.H19]-[BurnActual.H19]" table:style-name="ce22">
            <text:p>$0</text:p>
          </table:table-cell>
          <table:table-cell office:value-type="currency" office:value="0" table:formula="of:=[BurnPlan.I19]-[BurnActual.I19]" table:style-name="ce22">
            <text:p>$0</text:p>
          </table:table-cell>
          <table:table-cell office:value-type="currency" office:value="0" table:formula="of:=[BurnPlan.J19]-[BurnActual.J19]" table:style-name="ce22">
            <text:p>$0</text:p>
          </table:table-cell>
          <table:table-cell office:value-type="currency" office:value="0" table:formula="of:=[BurnPlan.K19]-[BurnActual.K19]" table:style-name="ce22">
            <text:p>$0</text:p>
          </table:table-cell>
          <table:table-cell office:value-type="currency" office:value="0" table:formula="of:=[BurnPlan.L19]-[BurnActual.L19]" table:style-name="ce22">
            <text:p>$0</text:p>
          </table:table-cell>
          <table:table-cell office:value-type="currency" office:value="0" table:formula="of:=[BurnPlan.M19]-[BurnActual.M19]" table:style-name="ce22">
            <text:p>$0</text:p>
          </table:table-cell>
          <table:table-cell office:value-type="currency" office:value="0" table:formula="of:=[BurnPlan.N19]-[BurnActual.N19]" table:style-name="ce22">
            <text:p>$0</text:p>
          </table:table-cell>
          <table:table-cell office:value-type="currency" office:value="0" table:formula="of:=[BurnPlan.O19]-[BurnActual.O19]" table:style-name="ce22">
            <text:p>$0</text:p>
          </table:table-cell>
          <table:table-cell office:value-type="currency" office:value="1000" table:formula="of:=[BurnPlan.P19]-[BurnActual.P19]" table:style-name="ce22">
            <text:p>$1,000</text:p>
          </table:table-cell>
          <table:table-cell office:value-type="currency" office:value="1000" table:formula="of:=[BurnPlan.Q19]-[BurnActual.Q19]" table:style-name="ce22">
            <text:p>$1,0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17" table:formula="of:=[BurnPlan.A20]" table:style-name="ce17">
            <text:p>217</text:p>
          </table:table-cell>
          <table:table-cell office:value-type="string" office:string-value="Blog coordination grant #217 (Alex Prokoudine)" table:formula="of:=[BurnPlan.B20]" table:style-name="ce18">
            <text:p>Blog coordination grant #217 (Alex Prokoudine)</text:p>
          </table:table-cell>
          <table:table-cell office:value-type="float" office:value="6125" table:formula="of:=[BurnPlan.C20]" table:style-name="ce19">
            <text:p>6,125</text:p>
          </table:table-cell>
          <table:table-cell office:value-type="string" office:string-value="Jan" table:formula="of:=[BurnPlan.D20]" table:style-name="ce19">
            <text:p>Jan</text:p>
          </table:table-cell>
          <table:table-cell office:value-type="string" office:string-value="Dec" table:formula="of:=[BurnPlan.E20]" table:style-name="ce19">
            <text:p>Dec</text:p>
          </table:table-cell>
          <table:table-cell office:value-type="currency" office:value="0" table:formula="of:=[BurnPlan.F20]-[BurnActual.F20]" table:style-name="ce22">
            <text:p>$0</text:p>
          </table:table-cell>
          <table:table-cell office:value-type="currency" office:value="0" table:formula="of:=[BurnPlan.G20]-[BurnActual.G20]" table:style-name="ce22">
            <text:p>$0</text:p>
          </table:table-cell>
          <table:table-cell office:value-type="currency" office:value="0" table:formula="of:=[BurnPlan.H20]-[BurnActual.H20]" table:style-name="ce22">
            <text:p>$0</text:p>
          </table:table-cell>
          <table:table-cell office:value-type="currency" office:value="0" table:formula="of:=[BurnPlan.I20]-[BurnActual.I20]" table:style-name="ce22">
            <text:p>$0</text:p>
          </table:table-cell>
          <table:table-cell office:value-type="currency" office:value="0" table:formula="of:=[BurnPlan.J20]-[BurnActual.J20]" table:style-name="ce22">
            <text:p>$0</text:p>
          </table:table-cell>
          <table:table-cell office:value-type="currency" office:value="0" table:formula="of:=[BurnPlan.K20]-[BurnActual.K20]" table:style-name="ce22">
            <text:p>$0</text:p>
          </table:table-cell>
          <table:table-cell office:value-type="currency" office:value="0" table:formula="of:=[BurnPlan.L20]-[BurnActual.L20]" table:style-name="ce22">
            <text:p>$0</text:p>
          </table:table-cell>
          <table:table-cell office:value-type="currency" office:value="0" table:formula="of:=[BurnPlan.M20]-[BurnActual.M20]" table:style-name="ce22">
            <text:p>$0</text:p>
          </table:table-cell>
          <table:table-cell office:value-type="currency" office:value="0" table:formula="of:=[BurnPlan.N20]-[BurnActual.N20]" table:style-name="ce22">
            <text:p>$0</text:p>
          </table:table-cell>
          <table:table-cell office:value-type="currency" office:value="0" table:formula="of:=[BurnPlan.O20]-[BurnActual.O20]" table:style-name="ce22">
            <text:p>$0</text:p>
          </table:table-cell>
          <table:table-cell office:value-type="currency" office:value="525" table:formula="of:=[BurnPlan.P20]-[BurnActual.P20]" table:style-name="ce22">
            <text:p>$525</text:p>
          </table:table-cell>
          <table:table-cell office:value-type="currency" office:value="525" table:formula="of:=[BurnPlan.Q20]-[BurnActual.Q20]" table:style-name="ce22">
            <text:p>$525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113" table:formula="of:=[BurnPlan.A21]" table:style-name="ce17">
            <text:p>113</text:p>
          </table:table-cell>
          <table:table-cell office:value-type="string" office:string-value="Payment to concretedog (Jo Hinchliffe) for blog content #113" table:formula="of:=[BurnPlan.B21]" table:style-name="ce18">
            <text:p>Payment to concretedog (Jo Hinchliffe) for blog content #113</text:p>
          </table:table-cell>
          <table:table-cell office:value-type="float" office:value="7200" table:formula="of:=[BurnPlan.C21]" table:style-name="ce19">
            <text:p>7,200</text:p>
          </table:table-cell>
          <table:table-cell office:value-type="string" office:string-value="Jan" table:formula="of:=[BurnPlan.D21]" table:style-name="ce19">
            <text:p>Jan</text:p>
          </table:table-cell>
          <table:table-cell office:value-type="string" office:string-value="Dec" table:formula="of:=[BurnPlan.E21]" table:style-name="ce19">
            <text:p>Dec</text:p>
          </table:table-cell>
          <table:table-cell office:value-type="currency" office:value="0" table:formula="of:=[BurnPlan.F21]-[BurnActual.F21]" table:style-name="ce22">
            <text:p>$0</text:p>
          </table:table-cell>
          <table:table-cell office:value-type="currency" office:value="0" table:formula="of:=[BurnPlan.G21]-[BurnActual.G21]" table:style-name="ce22">
            <text:p>$0</text:p>
          </table:table-cell>
          <table:table-cell office:value-type="currency" office:value="0" table:formula="of:=[BurnPlan.H21]-[BurnActual.H21]" table:style-name="ce22">
            <text:p>$0</text:p>
          </table:table-cell>
          <table:table-cell office:value-type="currency" office:value="0" table:formula="of:=[BurnPlan.I21]-[BurnActual.I21]" table:style-name="ce22">
            <text:p>$0</text:p>
          </table:table-cell>
          <table:table-cell office:value-type="currency" office:value="0" table:formula="of:=[BurnPlan.J21]-[BurnActual.J21]" table:style-name="ce22">
            <text:p>$0</text:p>
          </table:table-cell>
          <table:table-cell office:value-type="currency" office:value="0" table:formula="of:=[BurnPlan.K21]-[BurnActual.K21]" table:style-name="ce22">
            <text:p>$0</text:p>
          </table:table-cell>
          <table:table-cell office:value-type="currency" office:value="0" table:formula="of:=[BurnPlan.L21]-[BurnActual.L21]" table:style-name="ce22">
            <text:p>$0</text:p>
          </table:table-cell>
          <table:table-cell office:value-type="currency" office:value="0" table:formula="of:=[BurnPlan.M21]-[BurnActual.M21]" table:style-name="ce22">
            <text:p>$0</text:p>
          </table:table-cell>
          <table:table-cell office:value-type="currency" office:value="0" table:formula="of:=[BurnPlan.N21]-[BurnActual.N21]" table:style-name="ce22">
            <text:p>$0</text:p>
          </table:table-cell>
          <table:table-cell office:value-type="currency" office:value="0" table:formula="of:=[BurnPlan.O21]-[BurnActual.O21]" table:style-name="ce22">
            <text:p>$0</text:p>
          </table:table-cell>
          <table:table-cell office:value-type="currency" office:value="600" table:formula="of:=[BurnPlan.P21]-[BurnActual.P21]" table:style-name="ce22">
            <text:p>$600</text:p>
          </table:table-cell>
          <table:table-cell office:value-type="currency" office:value="600" table:formula="of:=[BurnPlan.Q21]-[BurnActual.Q21]" table:style-name="ce22">
            <text:p>$6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116" table:formula="of:=[BurnPlan.A22]" table:style-name="ce17">
            <text:p>116</text:p>
          </table:table-cell>
          <table:table-cell office:value-type="string" office:string-value="Monthly Stipend for FPA Chair #116" table:formula="of:=[BurnPlan.B22]" table:style-name="ce18">
            <text:p>Monthly Stipend for FPA Chair #116</text:p>
          </table:table-cell>
          <table:table-cell office:value-type="float" office:value="5000" table:formula="of:=[BurnPlan.C22]" table:style-name="ce19">
            <text:p>5,000</text:p>
          </table:table-cell>
          <table:table-cell office:value-type="string" office:string-value="Jan" table:formula="of:=[BurnPlan.D22]" table:style-name="ce19">
            <text:p>Jan</text:p>
          </table:table-cell>
          <table:table-cell office:value-type="string" office:string-value="Dec" table:formula="of:=[BurnPlan.E22]" table:style-name="ce19">
            <text:p>Dec</text:p>
          </table:table-cell>
          <table:table-cell office:value-type="currency" office:value="12" table:formula="of:=[BurnPlan.F22]-[BurnActual.F22]" table:style-name="ce22">
            <text:p>$12</text:p>
          </table:table-cell>
          <table:table-cell office:value-type="currency" office:value="12" table:formula="of:=[BurnPlan.G22]-[BurnActual.G22]" table:style-name="ce22">
            <text:p>$12</text:p>
          </table:table-cell>
          <table:table-cell office:value-type="currency" office:value="417" table:formula="of:=[BurnPlan.H22]-[BurnActual.H22]" table:style-name="ce22">
            <text:p>$417</text:p>
          </table:table-cell>
          <table:table-cell office:value-type="currency" office:value="12" table:formula="of:=[BurnPlan.I22]-[BurnActual.I22]" table:style-name="ce22">
            <text:p>$12</text:p>
          </table:table-cell>
          <table:table-cell office:value-type="currency" office:value="12" table:formula="of:=[BurnPlan.J22]-[BurnActual.J22]" table:style-name="ce22">
            <text:p>$12</text:p>
          </table:table-cell>
          <table:table-cell office:value-type="currency" office:value="12" table:formula="of:=[BurnPlan.K22]-[BurnActual.K22]" table:style-name="ce22">
            <text:p>$12</text:p>
          </table:table-cell>
          <table:table-cell office:value-type="currency" office:value="12" table:formula="of:=[BurnPlan.L22]-[BurnActual.L22]" table:style-name="ce22">
            <text:p>$12</text:p>
          </table:table-cell>
          <table:table-cell office:value-type="currency" office:value="12" table:formula="of:=[BurnPlan.M22]-[BurnActual.M22]" table:style-name="ce22">
            <text:p>$12</text:p>
          </table:table-cell>
          <table:table-cell office:value-type="currency" office:value="12" table:formula="of:=[BurnPlan.N22]-[BurnActual.N22]" table:style-name="ce22">
            <text:p>$12</text:p>
          </table:table-cell>
          <table:table-cell office:value-type="currency" office:value="-18" table:formula="of:=[BurnPlan.O22]-[BurnActual.O22]" table:style-name="ce22">
            <text:p>-$18</text:p>
          </table:table-cell>
          <table:table-cell office:value-type="currency" office:value="417" table:formula="of:=[BurnPlan.P22]-[BurnActual.P22]" table:style-name="ce22">
            <text:p>$417</text:p>
          </table:table-cell>
          <table:table-cell office:value-type="currency" office:value="417" table:formula="of:=[BurnPlan.Q22]-[BurnActual.Q22]" table:style-name="ce22">
            <text:p>$417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356" table:formula="of:=[BurnPlan.A23]" table:style-name="ce17">
            <text:p>356</text:p>
          </table:table-cell>
          <table:table-cell office:value-type="string" office:string-value="Monthly payment to kkremitzki for Infrastructure management" table:formula="of:=[BurnPlan.B23]" table:style-name="ce18">
            <text:p>Monthly payment to kkremitzki for Infrastructure management</text:p>
          </table:table-cell>
          <table:table-cell office:value-type="float" office:value="4000" table:formula="of:=[BurnPlan.C23]" table:style-name="ce19">
            <text:p>4,000</text:p>
          </table:table-cell>
          <table:table-cell office:value-type="float" office:value="0" table:formula="of:=[BurnPlan.D23]" table:style-name="ce19"/>
          <table:table-cell office:value-type="float" office:value="0" table:formula="of:=[BurnPlan.E23]" table:style-name="ce19"/>
          <table:table-cell office:value-type="currency" office:value="0" table:formula="of:=[BurnPlan.F23]-[BurnActual.F23]" table:style-name="ce22">
            <text:p>$0</text:p>
          </table:table-cell>
          <table:table-cell office:value-type="currency" office:value="0" table:formula="of:=[BurnPlan.G23]-[BurnActual.G23]" table:style-name="ce22">
            <text:p>$0</text:p>
          </table:table-cell>
          <table:table-cell office:value-type="currency" office:value="0" table:formula="of:=[BurnPlan.H23]-[BurnActual.H23]" table:style-name="ce22">
            <text:p>$0</text:p>
          </table:table-cell>
          <table:table-cell office:value-type="currency" office:value="0" table:formula="of:=[BurnPlan.I23]-[BurnActual.I23]" table:style-name="ce22">
            <text:p>$0</text:p>
          </table:table-cell>
          <table:table-cell office:value-type="currency" office:value="0" table:formula="of:=[BurnPlan.J23]-[BurnActual.J23]" table:style-name="ce22">
            <text:p>$0</text:p>
          </table:table-cell>
          <table:table-cell office:value-type="currency" office:value="0" table:formula="of:=[BurnPlan.K23]-[BurnActual.K23]" table:style-name="ce22">
            <text:p>$0</text:p>
          </table:table-cell>
          <table:table-cell office:value-type="currency" office:value="0" table:formula="of:=[BurnPlan.L23]-[BurnActual.L23]" table:style-name="ce22">
            <text:p>$0</text:p>
          </table:table-cell>
          <table:table-cell office:value-type="currency" office:value="0" table:formula="of:=[BurnPlan.M23]-[BurnActual.M23]" table:style-name="ce22">
            <text:p>$0</text:p>
          </table:table-cell>
          <table:table-cell office:value-type="currency" office:value="0" table:formula="of:=[BurnPlan.N23]-[BurnActual.N23]" table:style-name="ce22">
            <text:p>$0</text:p>
          </table:table-cell>
          <table:table-cell office:value-type="currency" office:value="0" table:formula="of:=[BurnPlan.O23]-[BurnActual.O23]" table:style-name="ce22">
            <text:p>$0</text:p>
          </table:table-cell>
          <table:table-cell office:value-type="currency" office:value="1000" table:formula="of:=[BurnPlan.P23]-[BurnActual.P23]" table:style-name="ce22">
            <text:p>$1,000</text:p>
          </table:table-cell>
          <table:table-cell office:value-type="currency" office:value="1000" table:formula="of:=[BurnPlan.Q23]-[BurnActual.Q23]" table:style-name="ce22">
            <text:p>$1,0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4]" table:style-name="ce17"/>
          <table:table-cell office:value-type="string" office:string-value="Add-on coordinator" table:formula="of:=[BurnPlan.B24]" table:style-name="ce18">
            <text:p>Add-on coordinator</text:p>
          </table:table-cell>
          <table:table-cell office:value-type="float" office:value="6000" table:formula="of:=[BurnPlan.C24]" table:style-name="ce19">
            <text:p>6,000</text:p>
          </table:table-cell>
          <table:table-cell office:value-type="float" office:value="0" table:formula="of:=[BurnPlan.D24]" table:style-name="ce19"/>
          <table:table-cell office:value-type="float" office:value="0" table:formula="of:=[BurnPlan.E24]" table:style-name="ce19"/>
          <table:table-cell office:value-type="currency" office:value="0" table:formula="of:=[BurnPlan.F24]-[BurnActual.F24]" table:style-name="ce22">
            <text:p>$0</text:p>
          </table:table-cell>
          <table:table-cell office:value-type="currency" office:value="0" table:formula="of:=[BurnPlan.G24]-[BurnActual.G24]" table:style-name="ce22">
            <text:p>$0</text:p>
          </table:table-cell>
          <table:table-cell office:value-type="currency" office:value="0" table:formula="of:=[BurnPlan.H24]-[BurnActual.H24]" table:style-name="ce22">
            <text:p>$0</text:p>
          </table:table-cell>
          <table:table-cell office:value-type="currency" office:value="500" table:formula="of:=[BurnPlan.I24]-[BurnActual.I24]" table:style-name="ce22">
            <text:p>$500</text:p>
          </table:table-cell>
          <table:table-cell office:value-type="currency" office:value="500" table:formula="of:=[BurnPlan.J24]-[BurnActual.J24]" table:style-name="ce22">
            <text:p>$500</text:p>
          </table:table-cell>
          <table:table-cell office:value-type="currency" office:value="500" table:formula="of:=[BurnPlan.K24]-[BurnActual.K24]" table:style-name="ce22">
            <text:p>$500</text:p>
          </table:table-cell>
          <table:table-cell office:value-type="currency" office:value="500" table:formula="of:=[BurnPlan.L24]-[BurnActual.L24]" table:style-name="ce22">
            <text:p>$500</text:p>
          </table:table-cell>
          <table:table-cell office:value-type="currency" office:value="500" table:formula="of:=[BurnPlan.M24]-[BurnActual.M24]" table:style-name="ce22">
            <text:p>$500</text:p>
          </table:table-cell>
          <table:table-cell office:value-type="currency" office:value="500" table:formula="of:=[BurnPlan.N24]-[BurnActual.N24]" table:style-name="ce22">
            <text:p>$500</text:p>
          </table:table-cell>
          <table:table-cell office:value-type="currency" office:value="500" table:formula="of:=[BurnPlan.O24]-[BurnActual.O24]" table:style-name="ce22">
            <text:p>$500</text:p>
          </table:table-cell>
          <table:table-cell office:value-type="currency" office:value="500" table:formula="of:=[BurnPlan.P24]-[BurnActual.P24]" table:style-name="ce22">
            <text:p>$500</text:p>
          </table:table-cell>
          <table:table-cell office:value-type="currency" office:value="500" table:formula="of:=[BurnPlan.Q24]-[BurnActual.Q24]" table:style-name="ce22">
            <text:p>$5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5]" table:style-name="ce17"/>
          <table:table-cell office:value-type="string" office:string-value="OpenCascade liaison" table:formula="of:=[BurnPlan.B25]" table:style-name="ce18">
            <text:p>OpenCascade liaison</text:p>
          </table:table-cell>
          <table:table-cell office:value-type="float" office:value="6000" table:formula="of:=[BurnPlan.C25]" table:style-name="ce19">
            <text:p>6,000</text:p>
          </table:table-cell>
          <table:table-cell office:value-type="float" office:value="0" table:formula="of:=[BurnPlan.D25]" table:style-name="ce19"/>
          <table:table-cell office:value-type="float" office:value="0" table:formula="of:=[BurnPlan.E25]" table:style-name="ce19"/>
          <table:table-cell office:value-type="currency" office:value="0" table:formula="of:=[BurnPlan.F25]-[BurnActual.F25]" table:style-name="ce22">
            <text:p>$0</text:p>
          </table:table-cell>
          <table:table-cell office:value-type="currency" office:value="0" table:formula="of:=[BurnPlan.G25]-[BurnActual.G25]" table:style-name="ce22">
            <text:p>$0</text:p>
          </table:table-cell>
          <table:table-cell office:value-type="currency" office:value="0" table:formula="of:=[BurnPlan.H25]-[BurnActual.H25]" table:style-name="ce22">
            <text:p>$0</text:p>
          </table:table-cell>
          <table:table-cell office:value-type="currency" office:value="500" table:formula="of:=[BurnPlan.I25]-[BurnActual.I25]" table:style-name="ce22">
            <text:p>$500</text:p>
          </table:table-cell>
          <table:table-cell office:value-type="currency" office:value="0" table:formula="of:=[BurnPlan.J25]-[BurnActual.J25]" table:style-name="ce22">
            <text:p>$0</text:p>
          </table:table-cell>
          <table:table-cell office:value-type="currency" office:value="0" table:formula="of:=[BurnPlan.K25]-[BurnActual.K25]" table:style-name="ce22">
            <text:p>$0</text:p>
          </table:table-cell>
          <table:table-cell office:value-type="currency" office:value="0" table:formula="of:=[BurnPlan.L25]-[BurnActual.L25]" table:style-name="ce22">
            <text:p>$0</text:p>
          </table:table-cell>
          <table:table-cell office:value-type="currency" office:value="0" table:formula="of:=[BurnPlan.M25]-[BurnActual.M25]" table:style-name="ce22">
            <text:p>$0</text:p>
          </table:table-cell>
          <table:table-cell office:value-type="currency" office:value="0" table:formula="of:=[BurnPlan.N25]-[BurnActual.N25]" table:style-name="ce22">
            <text:p>$0</text:p>
          </table:table-cell>
          <table:table-cell office:value-type="currency" office:value="0" table:formula="of:=[BurnPlan.O25]-[BurnActual.O25]" table:style-name="ce22">
            <text:p>$0</text:p>
          </table:table-cell>
          <table:table-cell office:value-type="currency" office:value="500" table:formula="of:=[BurnPlan.P25]-[BurnActual.P25]" table:style-name="ce22">
            <text:p>$500</text:p>
          </table:table-cell>
          <table:table-cell office:value-type="currency" office:value="500" table:formula="of:=[BurnPlan.Q25]-[BurnActual.Q25]" table:style-name="ce22">
            <text:p>$5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6]" table:style-name="ce17"/>
          <table:table-cell office:value-type="string" office:string-value="Translation coordinator" table:formula="of:=[BurnPlan.B26]" table:style-name="ce18">
            <text:p>Translation coordinator</text:p>
          </table:table-cell>
          <table:table-cell office:value-type="float" office:value="5000" table:formula="of:=[BurnPlan.C26]" table:style-name="ce19">
            <text:p>5,000</text:p>
          </table:table-cell>
          <table:table-cell office:value-type="float" office:value="0" table:formula="of:=[BurnPlan.D26]" table:style-name="ce19"/>
          <table:table-cell office:value-type="float" office:value="0" table:formula="of:=[BurnPlan.E26]" table:style-name="ce19"/>
          <table:table-cell office:value-type="currency" office:value="0" table:formula="of:=[BurnPlan.F26]-[BurnActual.F26]" table:style-name="ce22">
            <text:p>$0</text:p>
          </table:table-cell>
          <table:table-cell office:value-type="currency" office:value="0" table:formula="of:=[BurnPlan.G26]-[BurnActual.G26]" table:style-name="ce22">
            <text:p>$0</text:p>
          </table:table-cell>
          <table:table-cell office:value-type="currency" office:value="0" table:formula="of:=[BurnPlan.H26]-[BurnActual.H26]" table:style-name="ce22">
            <text:p>$0</text:p>
          </table:table-cell>
          <table:table-cell office:value-type="currency" office:value="0" table:formula="of:=[BurnPlan.I26]-[BurnActual.I26]" table:style-name="ce22">
            <text:p>$0</text:p>
          </table:table-cell>
          <table:table-cell office:value-type="currency" office:value="0" table:formula="of:=[BurnPlan.J26]-[BurnActual.J26]" table:style-name="ce22">
            <text:p>$0</text:p>
          </table:table-cell>
          <table:table-cell office:value-type="currency" office:value="0" table:formula="of:=[BurnPlan.K26]-[BurnActual.K26]" table:style-name="ce22">
            <text:p>$0</text:p>
          </table:table-cell>
          <table:table-cell office:value-type="currency" office:value="0" table:formula="of:=[BurnPlan.L26]-[BurnActual.L26]" table:style-name="ce22">
            <text:p>$0</text:p>
          </table:table-cell>
          <table:table-cell office:value-type="currency" office:value="0" table:formula="of:=[BurnPlan.M26]-[BurnActual.M26]" table:style-name="ce22">
            <text:p>$0</text:p>
          </table:table-cell>
          <table:table-cell office:value-type="currency" office:value="0" table:formula="of:=[BurnPlan.N26]-[BurnActual.N26]" table:style-name="ce22">
            <text:p>$0</text:p>
          </table:table-cell>
          <table:table-cell office:value-type="currency" office:value="417" table:formula="of:=[BurnPlan.O26]-[BurnActual.O26]" table:style-name="ce22">
            <text:p>$417</text:p>
          </table:table-cell>
          <table:table-cell office:value-type="currency" office:value="417" table:formula="of:=[BurnPlan.P26]-[BurnActual.P26]" table:style-name="ce22">
            <text:p>$417</text:p>
          </table:table-cell>
          <table:table-cell office:value-type="currency" office:value="417" table:formula="of:=[BurnPlan.Q26]-[BurnActual.Q26]" table:style-name="ce22">
            <text:p>$417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7]" table:style-name="ce17"/>
          <table:table-cell table:style-name="ce18"/>
          <table:table-cell office:value-type="float" office:value="0" table:formula="of:=[BurnPlan.C27]" table:style-name="ce19"/>
          <table:table-cell office:value-type="float" office:value="0" table:formula="of:=[BurnPlan.D27]" table:style-name="ce19"/>
          <table:table-cell office:value-type="float" office:value="0" table:formula="of:=[BurnPlan.E27]" table:style-name="ce19"/>
          <table:table-cell office:value-type="currency" office:value="0" table:formula="of:=[BurnPlan.F27]-[BurnActual.F27]" table:style-name="ce22">
            <text:p>$0</text:p>
          </table:table-cell>
          <table:table-cell office:value-type="currency" office:value="0" table:formula="of:=[BurnPlan.G27]-[BurnActual.G27]" table:style-name="ce22">
            <text:p>$0</text:p>
          </table:table-cell>
          <table:table-cell office:value-type="currency" office:value="0" table:formula="of:=[BurnPlan.H27]-[BurnActual.H27]" table:style-name="ce22">
            <text:p>$0</text:p>
          </table:table-cell>
          <table:table-cell office:value-type="currency" office:value="0" table:formula="of:=[BurnPlan.I27]-[BurnActual.I27]" table:style-name="ce22">
            <text:p>$0</text:p>
          </table:table-cell>
          <table:table-cell office:value-type="currency" office:value="0" table:formula="of:=[BurnPlan.J27]-[BurnActual.J27]" table:style-name="ce22">
            <text:p>$0</text:p>
          </table:table-cell>
          <table:table-cell office:value-type="currency" office:value="0" table:formula="of:=[BurnPlan.K27]-[BurnActual.K27]" table:style-name="ce22">
            <text:p>$0</text:p>
          </table:table-cell>
          <table:table-cell office:value-type="currency" office:value="0" table:formula="of:=[BurnPlan.L27]-[BurnActual.L27]" table:style-name="ce22">
            <text:p>$0</text:p>
          </table:table-cell>
          <table:table-cell office:value-type="currency" office:value="0" table:formula="of:=[BurnPlan.M27]-[BurnActual.M27]" table:style-name="ce22">
            <text:p>$0</text:p>
          </table:table-cell>
          <table:table-cell office:value-type="currency" office:value="0" table:formula="of:=[BurnPlan.N27]-[BurnActual.N27]" table:style-name="ce22">
            <text:p>$0</text:p>
          </table:table-cell>
          <table:table-cell office:value-type="currency" office:value="0" table:formula="of:=[BurnPlan.O27]-[BurnActual.O27]" table:style-name="ce22">
            <text:p>$0</text:p>
          </table:table-cell>
          <table:table-cell office:value-type="currency" office:value="0" table:formula="of:=[BurnPlan.P27]-[BurnActual.P27]" table:style-name="ce22">
            <text:p>$0</text:p>
          </table:table-cell>
          <table:table-cell office:value-type="currency" office:value="0" table:formula="of:=[BurnPlan.Q27]-[BurnActual.Q27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8]" table:style-name="ce17"/>
          <table:table-cell office:value-type="string" office:string-value="Ondsel Onward placeholder" table:formula="of:=[BurnPlan.B28]" table:style-name="ce18">
            <text:p>Ondsel Onward placeholder</text:p>
          </table:table-cell>
          <table:table-cell office:value-type="float" office:value="40000" table:formula="of:=[BurnPlan.C28]" table:style-name="ce19">
            <text:p>40,000</text:p>
          </table:table-cell>
          <table:table-cell office:value-type="float" office:value="0" table:formula="of:=[BurnPlan.D28]" table:style-name="ce19"/>
          <table:table-cell office:value-type="float" office:value="0" table:formula="of:=[BurnPlan.E28]" table:style-name="ce19"/>
          <table:table-cell office:value-type="currency" office:value="0" table:formula="of:=[BurnPlan.F28]-[BurnActual.F28]" table:style-name="ce22">
            <text:p>$0</text:p>
          </table:table-cell>
          <table:table-cell office:value-type="currency" office:value="0" table:formula="of:=[BurnPlan.G28]-[BurnActual.G28]" table:style-name="ce22">
            <text:p>$0</text:p>
          </table:table-cell>
          <table:table-cell office:value-type="currency" office:value="0" table:formula="of:=[BurnPlan.H28]-[BurnActual.H28]" table:style-name="ce22">
            <text:p>$0</text:p>
          </table:table-cell>
          <table:table-cell office:value-type="currency" office:value="0" table:formula="of:=[BurnPlan.I28]-[BurnActual.I28]" table:style-name="ce22">
            <text:p>$0</text:p>
          </table:table-cell>
          <table:table-cell office:value-type="currency" office:value="0" table:formula="of:=[BurnPlan.J28]-[BurnActual.J28]" table:style-name="ce22">
            <text:p>$0</text:p>
          </table:table-cell>
          <table:table-cell office:value-type="currency" office:value="0" table:formula="of:=[BurnPlan.K28]-[BurnActual.K28]" table:style-name="ce22">
            <text:p>$0</text:p>
          </table:table-cell>
          <table:table-cell office:value-type="currency" office:value="-5637.35" table:formula="of:=[BurnPlan.L28]-[BurnActual.L28]" table:style-name="ce22">
            <text:p>-$5,637</text:p>
          </table:table-cell>
          <table:table-cell office:value-type="currency" office:value="0" table:formula="of:=[BurnPlan.M28]-[BurnActual.M28]" table:style-name="ce22">
            <text:p>$0</text:p>
          </table:table-cell>
          <table:table-cell office:value-type="currency" office:value="0" table:formula="of:=[BurnPlan.N28]-[BurnActual.N28]" table:style-name="ce22">
            <text:p>$0</text:p>
          </table:table-cell>
          <table:table-cell office:value-type="currency" office:value="0" table:formula="of:=[BurnPlan.O28]-[BurnActual.O28]" table:style-name="ce22">
            <text:p>$0</text:p>
          </table:table-cell>
          <table:table-cell office:value-type="currency" office:value="0" table:formula="of:=[BurnPlan.P28]-[BurnActual.P28]" table:style-name="ce22">
            <text:p>$0</text:p>
          </table:table-cell>
          <table:table-cell office:value-type="currency" office:value="0" table:formula="of:=[BurnPlan.Q28]-[BurnActual.Q28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9]" table:style-name="ce17"/>
          <table:table-cell table:style-name="ce18"/>
          <table:table-cell office:value-type="float" office:value="0" table:formula="of:=[BurnPlan.C29]" table:style-name="ce19"/>
          <table:table-cell office:value-type="float" office:value="0" table:formula="of:=[BurnPlan.D29]" table:style-name="ce19"/>
          <table:table-cell office:value-type="float" office:value="0" table:formula="of:=[BurnPlan.E29]" table:style-name="ce19"/>
          <table:table-cell office:value-type="currency" office:value="0" table:formula="of:=[BurnPlan.F29]-[BurnActual.F29]" table:style-name="ce22">
            <text:p>$0</text:p>
          </table:table-cell>
          <table:table-cell office:value-type="currency" office:value="0" table:formula="of:=[BurnPlan.G29]-[BurnActual.G29]" table:style-name="ce22">
            <text:p>$0</text:p>
          </table:table-cell>
          <table:table-cell office:value-type="currency" office:value="0" table:formula="of:=[BurnPlan.H29]-[BurnActual.H29]" table:style-name="ce22">
            <text:p>$0</text:p>
          </table:table-cell>
          <table:table-cell office:value-type="currency" office:value="0" table:formula="of:=[BurnPlan.I29]-[BurnActual.I29]" table:style-name="ce22">
            <text:p>$0</text:p>
          </table:table-cell>
          <table:table-cell office:value-type="currency" office:value="0" table:formula="of:=[BurnPlan.J29]-[BurnActual.J29]" table:style-name="ce22">
            <text:p>$0</text:p>
          </table:table-cell>
          <table:table-cell office:value-type="currency" office:value="0" table:formula="of:=[BurnPlan.K29]-[BurnActual.K29]" table:style-name="ce22">
            <text:p>$0</text:p>
          </table:table-cell>
          <table:table-cell office:value-type="currency" office:value="0" table:formula="of:=[BurnPlan.L29]-[BurnActual.L29]" table:style-name="ce22">
            <text:p>$0</text:p>
          </table:table-cell>
          <table:table-cell office:value-type="currency" office:value="0" table:formula="of:=[BurnPlan.M29]-[BurnActual.M29]" table:style-name="ce22">
            <text:p>$0</text:p>
          </table:table-cell>
          <table:table-cell office:value-type="currency" office:value="0" table:formula="of:=[BurnPlan.N29]-[BurnActual.N29]" table:style-name="ce22">
            <text:p>$0</text:p>
          </table:table-cell>
          <table:table-cell office:value-type="currency" office:value="0" table:formula="of:=[BurnPlan.O29]-[BurnActual.O29]" table:style-name="ce22">
            <text:p>$0</text:p>
          </table:table-cell>
          <table:table-cell office:value-type="currency" office:value="0" table:formula="of:=[BurnPlan.P29]-[BurnActual.P29]" table:style-name="ce22">
            <text:p>$0</text:p>
          </table:table-cell>
          <table:table-cell office:value-type="currency" office:value="0" table:formula="of:=[BurnPlan.Q29]-[BurnActual.Q29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30]" table:style-name="ce17"/>
          <table:table-cell office:value-type="string" office:string-value="Grant program to be awarded in 2025" table:formula="of:=[BurnPlan.B30]" table:style-name="ce18">
            <text:p>Grant program to be awarded in 2025</text:p>
          </table:table-cell>
          <table:table-cell office:value-type="float" office:value="80000" table:formula="of:=[BurnPlan.C30]" table:style-name="ce19">
            <text:p>80,000</text:p>
          </table:table-cell>
          <table:table-cell office:value-type="string" office:string-value="Mar" table:formula="of:=[BurnPlan.D30]" table:style-name="ce19">
            <text:p>Mar</text:p>
          </table:table-cell>
          <table:table-cell office:value-type="string" office:string-value="Dec" table:formula="of:=[BurnPlan.E30]" table:style-name="ce19">
            <text:p>Dec</text:p>
          </table:table-cell>
          <table:table-cell office:value-type="currency" office:value="0" table:formula="of:=[BurnPlan.F30]-[BurnActual.F30]" table:style-name="ce22">
            <text:p>$0</text:p>
          </table:table-cell>
          <table:table-cell office:value-type="currency" office:value="0" table:formula="of:=[BurnPlan.G30]-[BurnActual.G30]" table:style-name="ce22">
            <text:p>$0</text:p>
          </table:table-cell>
          <table:table-cell office:value-type="currency" office:value="8000" table:formula="of:=[BurnPlan.H30]-[BurnActual.H30]" table:style-name="ce22">
            <text:p>$8,000</text:p>
          </table:table-cell>
          <table:table-cell office:value-type="currency" office:value="8000" table:formula="of:=[BurnPlan.I30]-[BurnActual.I30]" table:style-name="ce22">
            <text:p>$8,000</text:p>
          </table:table-cell>
          <table:table-cell office:value-type="currency" office:value="8000" table:formula="of:=[BurnPlan.J30]-[BurnActual.J30]" table:style-name="ce22">
            <text:p>$8,000</text:p>
          </table:table-cell>
          <table:table-cell office:value-type="currency" office:value="8000" table:formula="of:=[BurnPlan.K30]-[BurnActual.K30]" table:style-name="ce22">
            <text:p>$8,000</text:p>
          </table:table-cell>
          <table:table-cell office:value-type="currency" office:value="8000" table:formula="of:=[BurnPlan.L30]-[BurnActual.L30]" table:style-name="ce22">
            <text:p>$8,000</text:p>
          </table:table-cell>
          <table:table-cell office:value-type="currency" office:value="8000" table:formula="of:=[BurnPlan.M30]-[BurnActual.M30]" table:style-name="ce22">
            <text:p>$8,000</text:p>
          </table:table-cell>
          <table:table-cell office:value-type="currency" office:value="8000" table:formula="of:=[BurnPlan.N30]-[BurnActual.N30]" table:style-name="ce22">
            <text:p>$8,000</text:p>
          </table:table-cell>
          <table:table-cell office:value-type="currency" office:value="8000" table:formula="of:=[BurnPlan.O30]-[BurnActual.O30]" table:style-name="ce22">
            <text:p>$8,000</text:p>
          </table:table-cell>
          <table:table-cell office:value-type="currency" office:value="8000" table:formula="of:=[BurnPlan.P30]-[BurnActual.P30]" table:style-name="ce22">
            <text:p>$8,000</text:p>
          </table:table-cell>
          <table:table-cell office:value-type="currency" office:value="8000" table:formula="of:=[BurnPlan.Q30]-[BurnActual.Q30]" table:style-name="ce22">
            <text:p>$8,0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31]" table:style-name="ce17"/>
          <table:table-cell table:style-name="ce18"/>
          <table:table-cell office:value-type="float" office:value="0" table:formula="of:=[BurnPlan.C31]" table:style-name="ce19"/>
          <table:table-cell office:value-type="float" office:value="0" table:formula="of:=[BurnPlan.D31]" table:style-name="ce19"/>
          <table:table-cell office:value-type="float" office:value="0" table:formula="of:=[BurnPlan.E31]" table:style-name="ce19"/>
          <table:table-cell office:value-type="currency" office:value="0" table:formula="of:=[BurnPlan.F31]-[BurnActual.F31]" table:style-name="ce22">
            <text:p>$0</text:p>
          </table:table-cell>
          <table:table-cell office:value-type="currency" office:value="0" table:formula="of:=[BurnPlan.G31]-[BurnActual.G31]" table:style-name="ce22">
            <text:p>$0</text:p>
          </table:table-cell>
          <table:table-cell office:value-type="currency" office:value="0" table:formula="of:=[BurnPlan.H31]-[BurnActual.H31]" table:style-name="ce22">
            <text:p>$0</text:p>
          </table:table-cell>
          <table:table-cell office:value-type="currency" office:value="0" table:formula="of:=[BurnPlan.I31]-[BurnActual.I31]" table:style-name="ce22">
            <text:p>$0</text:p>
          </table:table-cell>
          <table:table-cell office:value-type="currency" office:value="0" table:formula="of:=[BurnPlan.J31]-[BurnActual.J31]" table:style-name="ce22">
            <text:p>$0</text:p>
          </table:table-cell>
          <table:table-cell office:value-type="currency" office:value="0" table:formula="of:=[BurnPlan.K31]-[BurnActual.K31]" table:style-name="ce22">
            <text:p>$0</text:p>
          </table:table-cell>
          <table:table-cell office:value-type="currency" office:value="0" table:formula="of:=[BurnPlan.L31]-[BurnActual.L31]" table:style-name="ce22">
            <text:p>$0</text:p>
          </table:table-cell>
          <table:table-cell office:value-type="currency" office:value="0" table:formula="of:=[BurnPlan.M31]-[BurnActual.M31]" table:style-name="ce22">
            <text:p>$0</text:p>
          </table:table-cell>
          <table:table-cell office:value-type="currency" office:value="0" table:formula="of:=[BurnPlan.N31]-[BurnActual.N31]" table:style-name="ce22">
            <text:p>$0</text:p>
          </table:table-cell>
          <table:table-cell office:value-type="currency" office:value="0" table:formula="of:=[BurnPlan.O31]-[BurnActual.O31]" table:style-name="ce22">
            <text:p>$0</text:p>
          </table:table-cell>
          <table:table-cell office:value-type="currency" office:value="0" table:formula="of:=[BurnPlan.P31]-[BurnActual.P31]" table:style-name="ce22">
            <text:p>$0</text:p>
          </table:table-cell>
          <table:table-cell office:value-type="currency" office:value="0" table:formula="of:=[BurnPlan.Q31]-[BurnActual.Q31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32]" table:style-name="ce17"/>
          <table:table-cell office:value-type="string" office:string-value="Total Operations" table:formula="of:=[BurnPlan.B32]" table:style-name="ce21">
            <text:p>Total Operations</text:p>
          </table:table-cell>
          <table:table-cell office:value-type="float" office:value="234875" table:formula="of:=[BurnPlan.C32]" table:style-name="ce19">
            <text:p>234,875</text:p>
          </table:table-cell>
          <table:table-cell office:value-type="float" office:value="0" table:formula="of:=[BurnPlan.D32]" table:style-name="ce19"/>
          <table:table-cell office:value-type="float" office:value="0" table:formula="of:=[BurnPlan.E32]" table:style-name="ce19"/>
          <table:table-cell office:value-type="currency" office:value="0" table:formula="of:=[BurnPlan.F32]-[BurnActual.F32]" table:style-name="ce22">
            <text:p>$0</text:p>
          </table:table-cell>
          <table:table-cell office:value-type="currency" office:value="0" table:formula="of:=[BurnPlan.G32]-[BurnActual.G32]" table:style-name="ce22">
            <text:p>$0</text:p>
          </table:table-cell>
          <table:table-cell office:value-type="currency" office:value="0" table:formula="of:=[BurnPlan.H32]-[BurnActual.H32]" table:style-name="ce22">
            <text:p>$0</text:p>
          </table:table-cell>
          <table:table-cell office:value-type="currency" office:value="0" table:formula="of:=[BurnPlan.I32]-[BurnActual.I32]" table:style-name="ce22">
            <text:p>$0</text:p>
          </table:table-cell>
          <table:table-cell office:value-type="currency" office:value="0" table:formula="of:=[BurnPlan.J32]-[BurnActual.J32]" table:style-name="ce22">
            <text:p>$0</text:p>
          </table:table-cell>
          <table:table-cell office:value-type="currency" office:value="0" table:formula="of:=[BurnPlan.K32]-[BurnActual.K32]" table:style-name="ce22">
            <text:p>$0</text:p>
          </table:table-cell>
          <table:table-cell office:value-type="currency" office:value="0" table:formula="of:=[BurnPlan.L32]-[BurnActual.L32]" table:style-name="ce22">
            <text:p>$0</text:p>
          </table:table-cell>
          <table:table-cell office:value-type="currency" office:value="0" table:formula="of:=[BurnPlan.M32]-[BurnActual.M32]" table:style-name="ce22">
            <text:p>$0</text:p>
          </table:table-cell>
          <table:table-cell office:value-type="currency" office:value="0" table:formula="of:=[BurnPlan.N32]-[BurnActual.N32]" table:style-name="ce22">
            <text:p>$0</text:p>
          </table:table-cell>
          <table:table-cell office:value-type="currency" office:value="0" table:formula="of:=[BurnPlan.O32]-[BurnActual.O32]" table:style-name="ce22">
            <text:p>$0</text:p>
          </table:table-cell>
          <table:table-cell office:value-type="currency" office:value="0" table:formula="of:=[BurnPlan.P32]-[BurnActual.P32]" table:style-name="ce22">
            <text:p>$0</text:p>
          </table:table-cell>
          <table:table-cell office:value-type="currency" office:value="0" table:formula="of:=[BurnPlan.Q32]-[BurnActual.Q32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33]" table:style-name="ce17"/>
          <table:table-cell table:style-name="ce18"/>
          <table:table-cell office:value-type="float" office:value="0" table:formula="of:=[BurnPlan.C33]" table:style-name="ce19"/>
          <table:table-cell office:value-type="float" office:value="0" table:formula="of:=[BurnPlan.D33]" table:style-name="ce19"/>
          <table:table-cell office:value-type="float" office:value="0" table:formula="of:=[BurnPlan.E33]" table:style-name="ce19"/>
          <table:table-cell office:value-type="currency" office:value="0" table:formula="of:=[BurnPlan.F33]-[BurnActual.F33]" table:style-name="ce22">
            <text:p>$0</text:p>
          </table:table-cell>
          <table:table-cell office:value-type="currency" office:value="0" table:formula="of:=[BurnPlan.G33]-[BurnActual.G33]" table:style-name="ce22">
            <text:p>$0</text:p>
          </table:table-cell>
          <table:table-cell office:value-type="currency" office:value="0" table:formula="of:=[BurnPlan.H33]-[BurnActual.H33]" table:style-name="ce22">
            <text:p>$0</text:p>
          </table:table-cell>
          <table:table-cell office:value-type="currency" office:value="0" table:formula="of:=[BurnPlan.I33]-[BurnActual.I33]" table:style-name="ce22">
            <text:p>$0</text:p>
          </table:table-cell>
          <table:table-cell office:value-type="currency" office:value="0" table:formula="of:=[BurnPlan.J33]-[BurnActual.J33]" table:style-name="ce22">
            <text:p>$0</text:p>
          </table:table-cell>
          <table:table-cell office:value-type="currency" office:value="0" table:formula="of:=[BurnPlan.K33]-[BurnActual.K33]" table:style-name="ce22">
            <text:p>$0</text:p>
          </table:table-cell>
          <table:table-cell office:value-type="currency" office:value="0" table:formula="of:=[BurnPlan.L33]-[BurnActual.L33]" table:style-name="ce22">
            <text:p>$0</text:p>
          </table:table-cell>
          <table:table-cell office:value-type="currency" office:value="0" table:formula="of:=[BurnPlan.M33]-[BurnActual.M33]" table:style-name="ce22">
            <text:p>$0</text:p>
          </table:table-cell>
          <table:table-cell office:value-type="currency" office:value="0" table:formula="of:=[BurnPlan.N33]-[BurnActual.N33]" table:style-name="ce22">
            <text:p>$0</text:p>
          </table:table-cell>
          <table:table-cell office:value-type="currency" office:value="0" table:formula="of:=[BurnPlan.O33]-[BurnActual.O33]" table:style-name="ce22">
            <text:p>$0</text:p>
          </table:table-cell>
          <table:table-cell office:value-type="currency" office:value="0" table:formula="of:=[BurnPlan.P33]-[BurnActual.P33]" table:style-name="ce22">
            <text:p>$0</text:p>
          </table:table-cell>
          <table:table-cell office:value-type="currency" office:value="0" table:formula="of:=[BurnPlan.Q33]-[BurnActual.Q33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34]" table:style-name="ce17"/>
          <table:table-cell office:value-type="string" office:string-value="To Reserves" table:formula="of:=[BurnPlan.B34]" table:style-name="ce18">
            <text:p>To Reserves</text:p>
          </table:table-cell>
          <table:table-cell office:value-type="float" office:value="10000" table:formula="of:=[BurnPlan.C34]" table:style-name="ce19">
            <text:p>10,000</text:p>
          </table:table-cell>
          <table:table-cell office:value-type="float" office:value="0" table:formula="of:=[BurnPlan.D34]" table:style-name="ce19"/>
          <table:table-cell office:value-type="float" office:value="0" table:formula="of:=[BurnPlan.E34]" table:style-name="ce19"/>
          <table:table-cell office:value-type="currency" office:value="0" table:formula="of:=[BurnPlan.F34]-[BurnActual.F34]" table:style-name="ce22">
            <text:p>$0</text:p>
          </table:table-cell>
          <table:table-cell office:value-type="currency" office:value="0" table:formula="of:=[BurnPlan.G34]-[BurnActual.G34]" table:style-name="ce22">
            <text:p>$0</text:p>
          </table:table-cell>
          <table:table-cell office:value-type="currency" office:value="0" table:formula="of:=[BurnPlan.H34]-[BurnActual.H34]" table:style-name="ce22">
            <text:p>$0</text:p>
          </table:table-cell>
          <table:table-cell office:value-type="currency" office:value="0" table:formula="of:=[BurnPlan.I34]-[BurnActual.I34]" table:style-name="ce22">
            <text:p>$0</text:p>
          </table:table-cell>
          <table:table-cell office:value-type="currency" office:value="5000" table:formula="of:=[BurnPlan.J34]-[BurnActual.J34]" table:style-name="ce22">
            <text:p>$5,000</text:p>
          </table:table-cell>
          <table:table-cell office:value-type="currency" office:value="0" table:formula="of:=[BurnPlan.K34]-[BurnActual.K34]" table:style-name="ce22">
            <text:p>$0</text:p>
          </table:table-cell>
          <table:table-cell office:value-type="currency" office:value="0" table:formula="of:=[BurnPlan.L34]-[BurnActual.L34]" table:style-name="ce22">
            <text:p>$0</text:p>
          </table:table-cell>
          <table:table-cell office:value-type="currency" office:value="0" table:formula="of:=[BurnPlan.M34]-[BurnActual.M34]" table:style-name="ce22">
            <text:p>$0</text:p>
          </table:table-cell>
          <table:table-cell office:value-type="currency" office:value="0" table:formula="of:=[BurnPlan.N34]-[BurnActual.N34]" table:style-name="ce22">
            <text:p>$0</text:p>
          </table:table-cell>
          <table:table-cell office:value-type="currency" office:value="5000" table:formula="of:=[BurnPlan.O34]-[BurnActual.O34]" table:style-name="ce22">
            <text:p>$5,000</text:p>
          </table:table-cell>
          <table:table-cell office:value-type="currency" office:value="0" table:formula="of:=[BurnPlan.P34]-[BurnActual.P34]" table:style-name="ce22">
            <text:p>$0</text:p>
          </table:table-cell>
          <table:table-cell office:value-type="currency" office:value="0" table:formula="of:=[BurnPlan.Q34]-[BurnActual.Q34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35]" table:style-name="ce17"/>
          <table:table-cell table:style-name="ce18"/>
          <table:table-cell office:value-type="float" office:value="0" table:formula="of:=[BurnPlan.C35]" table:style-name="ce19"/>
          <table:table-cell office:value-type="float" office:value="0" table:formula="of:=[BurnPlan.D35]" table:style-name="ce19"/>
          <table:table-cell office:value-type="float" office:value="0" table:formula="of:=[BurnPlan.E35]" table:style-name="ce19"/>
          <table:table-cell office:value-type="currency" office:value="0" table:formula="of:=[BurnPlan.F35]-[BurnActual.F35]" table:style-name="ce22">
            <text:p>$0</text:p>
          </table:table-cell>
          <table:table-cell office:value-type="currency" office:value="0" table:formula="of:=[BurnPlan.G35]-[BurnActual.G35]" table:style-name="ce22">
            <text:p>$0</text:p>
          </table:table-cell>
          <table:table-cell office:value-type="currency" office:value="0" table:formula="of:=[BurnPlan.H35]-[BurnActual.H35]" table:style-name="ce22">
            <text:p>$0</text:p>
          </table:table-cell>
          <table:table-cell office:value-type="currency" office:value="0" table:formula="of:=[BurnPlan.I35]-[BurnActual.I35]" table:style-name="ce22">
            <text:p>$0</text:p>
          </table:table-cell>
          <table:table-cell office:value-type="currency" office:value="0" table:formula="of:=[BurnPlan.J35]-[BurnActual.J35]" table:style-name="ce22">
            <text:p>$0</text:p>
          </table:table-cell>
          <table:table-cell office:value-type="currency" office:value="0" table:formula="of:=[BurnPlan.K35]-[BurnActual.K35]" table:style-name="ce22">
            <text:p>$0</text:p>
          </table:table-cell>
          <table:table-cell office:value-type="currency" office:value="0" table:formula="of:=[BurnPlan.L35]-[BurnActual.L35]" table:style-name="ce22">
            <text:p>$0</text:p>
          </table:table-cell>
          <table:table-cell office:value-type="currency" office:value="0" table:formula="of:=[BurnPlan.M35]-[BurnActual.M35]" table:style-name="ce22">
            <text:p>$0</text:p>
          </table:table-cell>
          <table:table-cell office:value-type="currency" office:value="0" table:formula="of:=[BurnPlan.N35]-[BurnActual.N35]" table:style-name="ce22">
            <text:p>$0</text:p>
          </table:table-cell>
          <table:table-cell office:value-type="currency" office:value="0" table:formula="of:=[BurnPlan.O35]-[BurnActual.O35]" table:style-name="ce22">
            <text:p>$0</text:p>
          </table:table-cell>
          <table:table-cell office:value-type="currency" office:value="0" table:formula="of:=[BurnPlan.P35]-[BurnActual.P35]" table:style-name="ce22">
            <text:p>$0</text:p>
          </table:table-cell>
          <table:table-cell office:value-type="currency" office:value="0" table:formula="of:=[BurnPlan.Q35]-[BurnActual.Q35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3">
          <table:table-cell office:value-type="float" office:value="0" table:formula="of:=[BurnPlan.A36]" table:style-name="ce17"/>
          <table:table-cell office:value-type="string" office:string-value="Grand Total" table:formula="of:=[BurnPlan.B36]" table:style-name="ce21">
            <text:p>Grand Total</text:p>
          </table:table-cell>
          <table:table-cell office:value-type="float" office:value="244875" table:formula="of:=[BurnPlan.C36]" table:style-name="ce19">
            <text:p>244,875</text:p>
          </table:table-cell>
          <table:table-cell office:value-type="float" office:value="0" table:formula="of:=[BurnPlan.D36]" table:style-name="ce19"/>
          <table:table-cell office:value-type="float" office:value="0" table:formula="of:=[BurnPlan.E36]" table:style-name="ce19"/>
          <table:table-cell office:value-type="currency" office:value="-4522.0599999999995" table:formula="of:=[BurnPlan.F36]-[BurnActual.F36]" table:style-name="ce22">
            <text:p>-$4,522</text:p>
          </table:table-cell>
          <table:table-cell office:value-type="currency" office:value="-710.95999999999913" table:formula="of:=[BurnPlan.G36]-[BurnActual.G36]" table:style-name="ce22">
            <text:p>-$711</text:p>
          </table:table-cell>
          <table:table-cell office:value-type="currency" office:value="1072" table:formula="of:=[BurnPlan.H36]-[BurnActual.H36]" table:style-name="ce22">
            <text:p>$1,072</text:p>
          </table:table-cell>
          <table:table-cell office:value-type="currency" office:value="6429" table:formula="of:=[BurnPlan.I36]-[BurnActual.I36]" table:style-name="ce22">
            <text:p>$6,429</text:p>
          </table:table-cell>
          <table:table-cell office:value-type="currency" office:value="14512" table:formula="of:=[BurnPlan.J36]-[BurnActual.J36]" table:style-name="ce22">
            <text:p>$14,512</text:p>
          </table:table-cell>
          <table:table-cell office:value-type="currency" office:value="2046" table:formula="of:=[BurnPlan.K36]-[BurnActual.K36]" table:style-name="ce22">
            <text:p>$2,046</text:p>
          </table:table-cell>
          <table:table-cell office:value-type="currency" office:value="1374.6499999999996" table:formula="of:=[BurnPlan.L36]-[BurnActual.L36]" table:style-name="ce22">
            <text:p>$1,375</text:p>
          </table:table-cell>
          <table:table-cell office:value-type="currency" office:value="7912" table:formula="of:=[BurnPlan.M36]-[BurnActual.M36]" table:style-name="ce22">
            <text:p>$7,912</text:p>
          </table:table-cell>
          <table:table-cell office:value-type="currency" office:value="3982.3600000000006" table:formula="of:=[BurnPlan.N36]-[BurnActual.N36]" table:style-name="ce22">
            <text:p>$3,982</text:p>
          </table:table-cell>
          <table:table-cell office:value-type="currency" office:value="321.77999999999884" table:formula="of:=[BurnPlan.O36]-[BurnActual.O36]" table:style-name="ce22">
            <text:p>$322</text:p>
          </table:table-cell>
          <table:table-cell office:value-type="currency" office:value="13959" table:formula="of:=[BurnPlan.P36]-[BurnActual.P36]" table:style-name="ce22">
            <text:p>$13,959</text:p>
          </table:table-cell>
          <table:table-cell office:value-type="currency" office:value="13959" table:formula="of:=[BurnPlan.Q36]-[BurnActual.Q36]" table:style-name="ce22">
            <text:p>$13,959</text:p>
          </table:table-cell>
          <table:table-cell table:style-name="ce24"/>
          <table:table-cell table:number-columns-repeated="16366"/>
        </table:table-row>
        <table:table-row table:number-rows-repeated="1048540" table:style-name="ro2">
          <table:table-cell table:number-columns-repeated="16384"/>
        </table:table-row>
      </table:table>
      <table:table table:name="Graph" table:style-name="ta1">
        <table:shapes>
          <draw:frame draw:z-index="1" draw:id="id0" draw:style-name="a2" draw:name="Chart 1" svg:x="0.88819in" svg:y="3.87953in" svg:width="6.29528in" svg:height="3.5421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6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5">
          <table:table-cell table:style-name="ce1"/>
          <table:table-cell office:value-type="string" table:style-name="ce25">
            <text:p>FPA 2025 Burn Plan Summar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2"/>
          <table:table-cell office:value-type="string" table:style-name="ce26">
            <text:p>Jan</text:p>
          </table:table-cell>
          <table:table-cell office:value-type="string" table:style-name="ce26">
            <text:p>Feb</text:p>
          </table:table-cell>
          <table:table-cell office:value-type="string" table:style-name="ce26">
            <text:p>Mar</text:p>
          </table:table-cell>
          <table:table-cell office:value-type="string" table:style-name="ce26">
            <text:p>Apr</text:p>
          </table:table-cell>
          <table:table-cell office:value-type="string" table:style-name="ce26">
            <text:p>May</text:p>
          </table:table-cell>
          <table:table-cell office:value-type="string" table:style-name="ce26">
            <text:p>Jun</text:p>
          </table:table-cell>
          <table:table-cell office:value-type="string" table:style-name="ce26">
            <text:p>Jul</text:p>
          </table:table-cell>
          <table:table-cell office:value-type="string" table:style-name="ce26">
            <text:p>Aug</text:p>
          </table:table-cell>
          <table:table-cell office:value-type="string" table:style-name="ce26">
            <text:p>Sep</text:p>
          </table:table-cell>
          <table:table-cell office:value-type="string" table:style-name="ce26">
            <text:p>Oct</text:p>
          </table:table-cell>
          <table:table-cell office:value-type="string" table:style-name="ce26">
            <text:p>Nov</text:p>
          </table:table-cell>
          <table:table-cell office:value-type="string" table:style-name="ce26">
            <text:p>Dec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Planned Spending</text:p>
          </table:table-cell>
          <table:table-cell office:value-type="currency" office:value="7017" table:formula="of:=[BurnPlan.F36]" table:style-name="ce27">
            <text:p>$7,017</text:p>
          </table:table-cell>
          <table:table-cell office:value-type="currency" office:value="8017" table:formula="of:=[BurnPlan.G36]" table:style-name="ce27">
            <text:p>$8,017</text:p>
          </table:table-cell>
          <table:table-cell office:value-type="currency" office:value="14017" table:formula="of:=[BurnPlan.H36]" table:style-name="ce27">
            <text:p>$14,017</text:p>
          </table:table-cell>
          <table:table-cell office:value-type="currency" office:value="12517" table:formula="of:=[BurnPlan.I36]" table:style-name="ce27">
            <text:p>$12,517</text:p>
          </table:table-cell>
          <table:table-cell office:value-type="currency" office:value="17517" table:formula="of:=[BurnPlan.J36]" table:style-name="ce27">
            <text:p>$17,517</text:p>
          </table:table-cell>
          <table:table-cell office:value-type="currency" office:value="12517" table:formula="of:=[BurnPlan.K36]" table:style-name="ce27">
            <text:p>$12,517</text:p>
          </table:table-cell>
          <table:table-cell office:value-type="currency" office:value="12517" table:formula="of:=[BurnPlan.L36]" table:style-name="ce27">
            <text:p>$12,517</text:p>
          </table:table-cell>
          <table:table-cell office:value-type="currency" office:value="12542" table:formula="of:=[BurnPlan.M36]" table:style-name="ce27">
            <text:p>$12,542</text:p>
          </table:table-cell>
          <table:table-cell office:value-type="currency" office:value="13542" table:formula="of:=[BurnPlan.N36]" table:style-name="ce27">
            <text:p>$13,542</text:p>
          </table:table-cell>
          <table:table-cell office:value-type="currency" office:value="18959" table:formula="of:=[BurnPlan.O36]" table:style-name="ce27">
            <text:p>$18,959</text:p>
          </table:table-cell>
          <table:table-cell office:value-type="currency" office:value="13959" table:formula="of:=[BurnPlan.P36]" table:style-name="ce27">
            <text:p>$13,959</text:p>
          </table:table-cell>
          <table:table-cell office:value-type="currency" office:value="13959" table:formula="of:=[BurnPlan.Q36]" table:style-name="ce27">
            <text:p>$13,959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Actual Spending</text:p>
          </table:table-cell>
          <table:table-cell office:value-type="currency" office:value="11539.06" table:formula="of:=[BurnActual.F36]" table:style-name="ce27">
            <text:p>$11,539</text:p>
          </table:table-cell>
          <table:table-cell office:value-type="currency" office:value="8727.9599999999991" table:formula="of:=[BurnActual.G36]" table:style-name="ce27">
            <text:p>$8,728</text:p>
          </table:table-cell>
          <table:table-cell office:value-type="currency" office:value="12945" table:formula="of:=[BurnActual.H36]" table:style-name="ce27">
            <text:p>$12,945</text:p>
          </table:table-cell>
          <table:table-cell office:value-type="currency" office:value="6088" table:formula="of:=[BurnActual.I36]" table:style-name="ce27">
            <text:p>$6,088</text:p>
          </table:table-cell>
          <table:table-cell office:value-type="currency" office:value="3005" table:formula="of:=[BurnActual.J36]" table:style-name="ce27">
            <text:p>$3,005</text:p>
          </table:table-cell>
          <table:table-cell office:value-type="currency" office:value="10471" table:formula="of:=[BurnActual.K36]" table:style-name="ce27">
            <text:p>$10,471</text:p>
          </table:table-cell>
          <table:table-cell office:value-type="currency" office:value="11142.35" table:formula="of:=[BurnActual.L36]" table:style-name="ce27">
            <text:p>$11,142</text:p>
          </table:table-cell>
          <table:table-cell office:value-type="currency" office:value="4630" table:formula="of:=[BurnActual.M36]" table:style-name="ce27">
            <text:p>$4,630</text:p>
          </table:table-cell>
          <table:table-cell office:value-type="currency" office:value="9559.64" table:formula="of:=[BurnActual.N36]" table:style-name="ce27">
            <text:p>$9,560</text:p>
          </table:table-cell>
          <table:table-cell office:value-type="currency" office:value="18637.22" table:formula="of:=[BurnActual.O36]" table:style-name="ce27">
            <text:p>$18,637</text:p>
          </table:table-cell>
          <table:table-cell office:value-type="currency" office:value="0" table:formula="of:=[BurnActual.P36]" table:style-name="ce27">
            <text:p>$0</text:p>
          </table:table-cell>
          <table:table-cell office:value-type="currency" office:value="0" table:formula="of:=[BurnActual.Q36]" table:style-name="ce27">
            <text:p>$0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Variance</text:p>
          </table:table-cell>
          <table:table-cell office:value-type="currency" office:value="-4522.0599999999995" table:formula="of:=[.C3]-[.C4]" table:style-name="ce27">
            <text:p>-$4,522</text:p>
          </table:table-cell>
          <table:table-cell office:value-type="currency" office:value="-710.95999999999913" table:formula="of:=IF([.D4]=0; 0;[.D3]-[.D4])" table:style-name="ce27">
            <text:p>-$711</text:p>
          </table:table-cell>
          <table:table-cell office:value-type="currency" office:value="1072" table:formula="of:=IF([.E4]=0; 0;[.E3]-[.E4])" table:style-name="ce27">
            <text:p>$1,072</text:p>
          </table:table-cell>
          <table:table-cell office:value-type="currency" office:value="6429" table:formula="of:=IF([.F4]=0; 0;[.F3]-[.F4])" table:style-name="ce27">
            <text:p>$6,429</text:p>
          </table:table-cell>
          <table:table-cell office:value-type="currency" office:value="14512" table:formula="of:=IF([.G4]=0; 0;[.G3]-[.G4])" table:style-name="ce27">
            <text:p>$14,512</text:p>
          </table:table-cell>
          <table:table-cell office:value-type="currency" office:value="2046" table:formula="of:=IF([.H4]=0; 0;[.H3]-[.H4])" table:style-name="ce27">
            <text:p>$2,046</text:p>
          </table:table-cell>
          <table:table-cell office:value-type="currency" office:value="1374.6499999999996" table:formula="of:=IF([.I4]=0; 0;[.I3]-[.I4])" table:style-name="ce27">
            <text:p>$1,375</text:p>
          </table:table-cell>
          <table:table-cell office:value-type="currency" office:value="7912" table:formula="of:=IF([.J4]=0; 0;[.J3]-[.J4])" table:style-name="ce27">
            <text:p>$7,912</text:p>
          </table:table-cell>
          <table:table-cell office:value-type="currency" office:value="3982.3600000000006" table:formula="of:=IF([.K4]=0; 0;[.K3]-[.K4])" table:style-name="ce27">
            <text:p>$3,982</text:p>
          </table:table-cell>
          <table:table-cell office:value-type="currency" office:value="321.77999999999884" table:formula="of:=IF([.L4]=0; 0;[.L3]-[.L4])" table:style-name="ce27">
            <text:p>$322</text:p>
          </table:table-cell>
          <table:table-cell office:value-type="currency" office:value="0" table:formula="of:=IF([.M4]=0; 0;[.M3]-[.M4])" table:style-name="ce27">
            <text:p>$0</text:p>
          </table:table-cell>
          <table:table-cell office:value-type="currency" office:value="0" table:formula="of:=IF([.N4]=0; 0;[.N3]-[.N4])" table:style-name="ce27">
            <text:p>$0</text:p>
          </table:table-cell>
          <table:table-cell table:number-columns-repeated="16370"/>
        </table:table-row>
        <table:table-row table:number-rows-repeated="11" table:style-name="ro1">
          <table:table-cell table:number-columns-repeated="12" table:style-name="ce2"/>
          <table:table-cell table:number-columns-repeated="16372" table:style-name="ce1"/>
        </table:table-row>
        <table:table-row table:number-rows-repeated="23" table:style-name="ro1">
          <table:table-cell table:number-columns-repeated="12" table:style-name="ce2"/>
          <table:table-cell table:number-columns-repeated="16372"/>
        </table:table-row>
        <table:table-row table:number-rows-repeated="15" table:style-name="ro2">
          <table:table-cell table:number-columns-repeated="12" table:style-name="ce2"/>
          <table:table-cell table:number-columns-repeated="16372"/>
        </table:table-row>
        <table:table-row table:number-rows-repeated="104852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36">
      <number:number number:decimal-places="0" number:min-decimal-places="0" number:min-integer-digits="0"/>
    </number:number-style>
    <number:number-style style:name="N37">
      <number:number number:decimal-places="0" number:min-decimal-places="0" number:min-integer-digits="0" number:grouping="true"/>
    </number:number-style>
    <number:currency-style style:name="N38P0" number:language="en" number:country="CA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38" number:language="en" number:country="CA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81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Turan Furkan Topak</dc:creator>
    <meta:creation-date>2025-02-05T12:26:04Z</meta:creation-date>
    <dc:date>2025-11-16T02:09:42Z</dc:date>
    <meta:print-date>2025-02-12T09:14:20Z</meta:print-date>
    <meta:editing-cycles>19</meta:editing-cycles>
    <meta:editing-duration>PT702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36P0"/>
    </number:currency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333070866142pt" svg:width="453.2601574803149pt" chart:style-name="Crt0">
        <chart:title chart:style-name="CT00">
          <text:p text:style-name="a0" text:class-names="" text:cond-style-name="">Burn Summary July 2025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Graph.$C$2:.$N$2"/>
          </chart:axis>
          <chart:series chart:label-cell-address="Graph.$B$3" chart:values-cell-range-address="Graph.$C$3:.$N$3" chart:class="chart:bar" chart:attached-axis="primary-y" chart:style-name="G0S0">
            <chart:data-point chart:repeated="12"/>
          </chart:series>
          <chart:series chart:label-cell-address="Graph.$B$4" chart:values-cell-range-address="Graph.$C$4:.$N$4" chart:class="chart:bar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